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7.51pt"/>
    </style:style>
    <style:style style:name="co3" style:family="table-column">
      <style:table-column-properties fo:break-before="auto" style:column-width="771.5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udies">
      <style:table-properties table:display="true" style:writing-mode="lr-tb"/>
    </style:style>
    <style:style style:name="ta2" style:family="table" style:master-page-name="PageStyle_5f_datadictionary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style:rotation-align="none">
        <style:hyperlink xlink:href="https://pubmed.ncbi.nlm.nih.gov/39427011/" xlink:type="simple"/>
      </style:table-cell-properties>
      <style:text-properties fo:color="#0000ff" style:text-outline="false" style:text-line-through-style="none" style:text-line-through-type="none" style:font-name="Cambria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style:rotation-align="none">
        <style:hyperlink xlink:href="https://pubmed.ncbi.nlm.nih.gov/39386005/" xlink:type="simple"/>
      </style:table-cell-properties>
      <style:text-properties fo:color="#0000ff" style:text-outline="false" style:text-line-through-style="none" style:text-line-through-type="none" style:font-name="Cambria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style:rotation-align="none">
        <style:hyperlink xlink:href="https://pubmed.ncbi.nlm.nih.gov/32444602/" xlink:type="simple"/>
      </style:table-cell-properties>
      <style:text-properties fo:color="#0000ff" style:text-outline="false" style:text-line-through-style="none" style:text-line-through-type="none" style:font-name="Cambria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style:rotation-align="none">
        <style:hyperlink xlink:href="https://pubmed.ncbi.nlm.nih.gov/35194029/" xlink:type="simple"/>
      </style:table-cell-properties>
      <style:text-properties fo:color="#0000ff" style:text-outline="false" style:text-line-through-style="none" style:text-line-through-type="none" style:font-name="Cambria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style:rotation-align="none">
        <style:hyperlink xlink:href="https://pubmed.ncbi.nlm.nih.gov/38395981/" xlink:type="simple"/>
      </style:table-cell-properties>
      <style:text-properties fo:color="#0000ff" style:text-outline="false" style:text-line-through-style="none" style:text-line-through-type="none" style:font-name="Cambria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style:rotation-align="none">
        <style:hyperlink xlink:href="https://pubmed.ncbi.nlm.nih.gov/36691592/" xlink:type="simple"/>
      </style:table-cell-properties>
      <style:text-properties fo:color="#0000ff" style:text-outline="false" style:text-line-through-style="none" style:text-line-through-type="none" style:font-name="Cambria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udi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equencingtype</text:p>
          </table:table-cell>
          <table:table-cell table:style-name="ce1" office:value-type="string" calcext:value-type="string">
            <text:p>quantificationmethod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sampletype</text:p>
          </table:table-cell>
          <table:table-cell table:style-name="ce1" office:value-type="string" calcext:value-type="string">
            <text:p>numbersubject</text:p>
          </table:table-cell>
          <table:table-cell table:style-name="ce1" office:value-type="string" calcext:value-type="string">
            <text:p>numbersamples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disease</text:p>
          </table:table-cell>
          <table:table-cell table:style-name="ce1" office:value-type="string" calcext:value-type="string">
            <text:p>studylink</text:p>
          </table:table-cell>
          <table:table-cell table:style-name="ce1" office:value-type="string" calcext:value-type="string">
            <text:p>pmid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scaledata_included</text:p>
          </table:table-cell>
          <table:table-cell table:style-name="ce1" office:value-type="string" calcext:value-type="string">
            <text:p>metadata_included</text:p>
          </table:table-cell>
          <table:table-cell table:style-name="ce1" office:value-type="string" calcext:value-type="string">
            <text:p>counttable_icluded</text:p>
          </table:table-cell>
          <table:table-cell table:style-name="ce1" office:value-type="string" calcext:value-type="string">
            <text:p>datalinks</text:p>
          </table:table-cell>
          <table:table-cell table:style-name="ce1" office:value-type="string" calcext:value-type="string">
            <text:p>accession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clinicaltrial</text:p>
          </table:table-cell>
          <table:table-cell table:style-name="ce1" office:value-type="string" calcext:value-type="string">
            <text:p>other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Silverman et al.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office:value-type="string" calcext:value-type="string">
            <text:p>Artificial Gut study that measured taxa abundance over time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fecal</text:p>
          </table:table-cell>
          <table:table-cell table:style-name="ce2" table:number-columns-repeated="2"/>
          <table:table-cell table:style-name="ce2" office:value-type="string" calcext:value-type="string">
            <text:p>N</text:p>
          </table:table-cell>
          <table:table-cell table:style-name="ce2"/>
          <table:table-cell table:style-name="ce4" office:value-type="string" calcext:value-type="string">
            <text:p><text:a xlink:href="https://microbiomejournal.biomedcentral.com/articles/10.1186/s40168-018-0584-3" xlink:type="simple">https://microbiomejournal.biomedcentral.com/articles/10.1186/s40168-018-0584-3</text:a></text:p>
          </table:table-cell>
          <table:table-cell table:style-name="ce2" office:value-type="float" office:value="30419949" calcext:value-type="float">
            <text:p>30419949</text:p>
          </table:table-cell>
          <table:table-cell table:style-name="ce4" office:value-type="string" calcext:value-type="string">
            <text:p><text:a xlink:href="https://doi.org/10.1186/s40168-018-0584-3" xlink:type="simple">https://doi.org/10.1186/s40168-018-0584-3</text:a>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PRJNA450809</text:p>
          </table:table-cell>
          <table:table-cell table:style-name="ce4" office:value-type="string" calcext:value-type="string">
            <text:p><text:a xlink:href="https://github.com/LAD-LAB/MALLARD-Paper-Code" xlink:type="simple">https://github.com/LAD-LAB/MALLARD-Paper-Code</text:a></text:p>
          </table:table-cell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Vandeputte et al.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5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Chron’s Disease</text:p>
          </table:table-cell>
          <table:table-cell table:style-name="ce4" office:value-type="string" calcext:value-type="string">
            <text:p><text:a xlink:href="https://pubmed.ncbi.nlm.nih.gov/29143816/" xlink:type="simple">https://pubmed.ncbi.nlm.nih.gov/29143816/</text:a></text:p>
          </table:table-cell>
          <table:table-cell table:style-name="ce2" office:value-type="float" office:value="29143816" calcext:value-type="float">
            <text:p>29143816</text:p>
          </table:table-cell>
          <table:table-cell table:style-name="ce4" office:value-type="string" calcext:value-type="string">
            <text:p><text:a xlink:href="https://doi.org/10.1038/nature24460" xlink:type="simple">https://doi.org/10.1038/nature24460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static-content.springer.com/esm/art%3A10.1038%2Fnature24460/MediaObjects/41586_2017_BFnature24460_MOESM7_ESM.csv,https://static-content.springer.com/esm/art%3A10.1038%2Fnature24460/MediaObjects/41586_2017_BFnature24460_MOESM2_ESM.xlsx" xlink:type="simple">https://static-content.springer.com/esm/art%3A10.1038%2Fnature24460/MediaObjects/41586_2017_BFnature24460_MOESM7_ESM.csv,https://static-content.springer.com/esm/art%3A10.1038%2Fnature24460/MediaObjects/41586_2017_BFnature24460_MOESM2_ESM.xlsx</text:a></text:p>
          </table:table-cell>
          <table:table-cell table:style-name="ce2" office:value-type="string" calcext:value-type="string">
            <text:p>PRJEB21504</text:p>
          </table:table-cell>
          <table:table-cell table:style-name="ce4" office:value-type="string" calcext:value-type="string">
            <text:p><text:a xlink:href="https://github.com/raeslab/QMP" xlink:type="simple">https://github.com/raeslab/QMP</text:a></text:p>
          </table:table-cell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Vandeputte et al.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nature.com/articles/s41467-021-27098-7" xlink:type="simple">https://www.nature.com/articles/s41467-021-27098-7</text:a></text:p>
          </table:table-cell>
          <table:table-cell table:style-name="ce2" office:value-type="float" office:value="34795283" calcext:value-type="float">
            <text:p>34795283</text:p>
          </table:table-cell>
          <table:table-cell table:style-name="ce4" office:value-type="string" calcext:value-type="string">
            <text:p><text:a xlink:href="https://doi.org/10.1038/s41467-021-27098-7" xlink:type="simple">https://doi.org/10.1038/s41467-021-27098-7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static-content.springer.com/esm/art%3A10.1038%2Fs41467-021-27098-7/MediaObjects/41467_2021_27098_MOESM3_ESM.xlsx" xlink:type="simple">https://static-content.springer.com/esm/art%3A10.1038%2Fs41467-021-27098-7/MediaObjects/41467_2021_27098_MOESM3_ESM.xlsx</text:a></text:p>
          </table:table-cell>
          <table:table-cell table:style-name="ce2" office:value-type="string" calcext:value-type="string">
            <text:p>EGAS00001005686</text:p>
          </table:table-cell>
          <table:table-cell table:style-name="ce4" office:value-type="string" calcext:value-type="string">
            <text:p><text:a xlink:href="https://github.com/raeslab/temporal_variability_microbiome_qmp)" xlink:type="simple">https://github.com/raeslab/temporal_variability_microbiome_qmp)</text:a></text:p>
          </table:table-cell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JS</text:p>
          </table:table-cell>
          <table:table-cell table:style-name="ce2" office:value-type="string" calcext:value-type="string">
            <text:p>GALA-ALD</text:p>
          </table:table-cell>
          <table:table-cell table:style-name="ce2" office:value-type="string" calcext:value-type="string">
            <text:p>2013-2018</text:p>
          </table:table-cell>
          <table:table-cell table:style-name="ce2" office:value-type="string" calcext:value-type="string">
            <text:p>shotgun metagenomic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26435270/" xlink:type="simple">https://pubmed.ncbi.nlm.nih.gov/26435270/</text:a></text:p>
          </table:table-cell>
          <table:table-cell table:style-name="ce5" office:value-type="float" office:value="2.64352702931727E+023" calcext:value-type="float">
            <text:p>264,352,702,931,727,000,000,000</text:p>
          </table:table-cell>
          <table:table-cell table:style-name="ce4" office:value-type="string" calcext:value-type="string">
            <text:p><text:a xlink:href="https://doi.org/10.1053/j.gastro.2015.09.040,https://doi.org10.1053/j.gastro.2018.01.005,https://doi.org/10.1016/j.jhep.2021.05.037" xlink:type="simple">https://doi.org/10.1053/j.gastro.2015.09.040,https://doi.org10.1053/j.gastro.2018.01.005,https://doi.org/10.1016/j.jhep.2021.05.037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www.cell.com/cms/10.1016/j.cell.2024.10.022/attachment/54047c53-f59b-4ea4-8114-fdd3b17c1434/mmc1.xlsx" xlink:type="simple">https://www.cell.com/cms/10.1016/j.cell.2024.10.022/attachment/54047c53-f59b-4ea4-8114-fdd3b17c1434/mmc1.xlsx</text:a></text:p>
          </table:table-cell>
          <table:table-cell table:style-name="ce2" office:value-type="string" calcext:value-type="string">
            <text:p>PRJEB76661</text:p>
          </table:table-cell>
          <table:table-cell table:style-name="ce2" table:number-columns-repeated="2"/>
          <table:table-cell table:style-name="ce4" office:value-type="string" calcext:value-type="string">
            <text:p><text:a xlink:href="https://www.gastrojournal.org/cms/10.1053/j.gastro.2015.09.040/attachment/b51f14af-0ff7-41d4-a7e7-c86e8ae70ba1/mmc1.pdf,https://www.gastrojournal.org/cms/10.1053/j.gastro.2018.01.005/attachment/1e9b3b2d-4e2a-42d7-98d9-eef47bb79289/mmc1.pdf," xlink:type="simple">https://www.gastrojournal.org/cms/10.1053/j.gastro.2015.09.040/attachment/b51f14af-0ff7-41d4-a7e7-c86e8ae70ba1/mmc1.pdf,https://www.gastrojournal.org/cms/10.1053/j.gastro.2018.01.005/attachment/1e9b3b2d-4e2a-42d7-98d9-eef47bb79289/mmc1.pdf,</text:a>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JS</text:p>
          </table:table-cell>
          <table:table-cell table:style-name="ce2" office:value-type="string" calcext:value-type="string">
            <text:p>GALA-HP</text:p>
          </table:table-cell>
          <table:table-cell table:style-name="ce2" office:value-type="string" calcext:value-type="string">
            <text:p>2016-2018</text:p>
          </table:table-cell>
          <table:table-cell table:style-name="ce2" office:value-type="string" calcext:value-type="string">
            <text:p>shotgun metagenomic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35654907/" xlink:type="simple">https://pubmed.ncbi.nlm.nih.gov/35654907/</text:a></text:p>
          </table:table-cell>
          <table:table-cell table:style-name="ce5" office:value-type="float" office:value="3565490736849080" calcext:value-type="float">
            <text:p>3,565,490,736,849,080</text:p>
          </table:table-cell>
          <table:table-cell table:style-name="ce4" office:value-type="string" calcext:value-type="string">
            <text:p><text:a xlink:href="https://doi.org/10.1038/s41591-022-01850-y,https://doi.org/10.1053/j.gastro.2023.02.023" xlink:type="simple">https://doi.org/10.1038/s41591-022-01850-y,https://doi.org/10.1053/j.gastro.2023.02.023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www.cell.com/cms/10.1016/j.cell.2024.10.022/attachment/54047c53-f59b-4ea4-8114-fdd3b17c1434/mmc1.xlsx" xlink:type="simple">https://www.cell.com/cms/10.1016/j.cell.2024.10.022/attachment/54047c53-f59b-4ea4-8114-fdd3b17c1434/mmc1.xlsx</text:a></text:p>
          </table:table-cell>
          <table:table-cell table:style-name="ce2" office:value-type="string" calcext:value-type="string">
            <text:p>PRJEB76664</text:p>
          </table:table-cell>
          <table:table-cell table:style-name="ce2"/>
          <table:table-cell table:style-name="ce2" office:value-type="string" calcext:value-type="string">
            <text:p>https://clinicaltrials.gov/study/ NCT03308916</text:p>
          </table:table-cell>
          <table:table-cell table:style-name="ce4" office:value-type="string" calcext:value-type="string">
            <text:p><text:a xlink:href="https://static-content.springer.com/esm/art%3A10.1038%2Fs41591-022-01850-y/MediaObjects/41591_2022_1850_MOESM3_ESM.xlsx" xlink:type="simple">https://static-content.springer.com/esm/art%3A10.1038%2Fs41591-022-01850-y/MediaObjects/41591_2022_1850_MOESM3_ESM.xlsx</text:a>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JS</text:p>
          </table:table-cell>
          <table:table-cell table:style-name="ce2" office:value-type="string" calcext:value-type="string">
            <text:p>AlcoChallenge</text:p>
          </table:table-cell>
          <table:table-cell table:style-name="ce2" office:value-type="string" calcext:value-type="string">
            <text:p>2016-2024</text:p>
          </table:table-cell>
          <table:table-cell table:style-name="ce2" office:value-type="string" calcext:value-type="string">
            <text:p>shotgun metagenomic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34845832/" xlink:type="simple">https://pubmed.ncbi.nlm.nih.gov/34845832/</text:a></text:p>
          </table:table-cell>
          <table:table-cell table:style-name="ce6" office:value-type="float" office:value="3.48458323440169E+039" calcext:value-type="float">
            <text:p>3,484,583,234,401,690,000,000,000,000,000,000,000,000</text:p>
          </table:table-cell>
          <table:table-cell table:style-name="ce4" office:value-type="string" calcext:value-type="string">
            <text:p><text:a xlink:href="https://doi.org/10.1111/liv.15120,https://doi.org/10.1016/j.jhepr.2021.100325,https://doi.org/10.1136/gutjnl-2023-330360,https://doi.org/10.1111/liv.15692" xlink:type="simple">https://doi.org/10.1111/liv.15120,https://doi.org/10.1016/j.jhepr.2021.100325,https://doi.org/10.1136/gutjnl-2023-330360,https://doi.org/10.1111/liv.15692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www.cell.com/cms/10.1016/j.cell.2024.10.022/attachment/54047c53-f59b-4ea4-8114-fdd3b17c1434/mmc1.xlsx" xlink:type="simple">https://www.cell.com/cms/10.1016/j.cell.2024.10.022/attachment/54047c53-f59b-4ea4-8114-fdd3b17c1434/mmc1.xlsx</text:a></text:p>
          </table:table-cell>
          <table:table-cell table:style-name="ce2" office:value-type="string" calcext:value-type="string">
            <text:p>PRJEB76662</text:p>
          </table:table-cell>
          <table:table-cell table:style-name="ce2"/>
          <table:table-cell table:style-name="ce4" office:value-type="string" calcext:value-type="string">
            <text:p><text:a xlink:href="https://clinicaltrials.gov/study/NCT03018990" xlink:type="simple">https://clinicaltrials.gov/study/NCT03018990</text:a></text:p>
          </table:table-cell>
          <table:table-cell table:style-name="ce4" office:value-type="string" calcext:value-type="string">
            <text:p><text:a xlink:href="https://onlinelibrary.wiley.com/action/downloadSupplement?doi=10.1111%2Fliv.15120&amp;file=liv15120-sup-0001-Supinfo.docx" xlink:type="simple">https://onlinelibrary.wiley.com/action/downloadSupplement?doi=10.1111%2Fliv.15120&amp;file=liv15120-sup-0001-Supinfo.docx</text:a>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JS</text:p>
          </table:table-cell>
          <table:table-cell table:style-name="ce2" office:value-type="string" calcext:value-type="string">
            <text:p>GALA-RIF</text:p>
          </table:table-cell>
          <table:table-cell table:style-name="ce2" office:value-type="string" calcext:value-type="string">
            <text:p>2015-2018</text:p>
          </table:table-cell>
          <table:table-cell table:style-name="ce2" office:value-type="string" calcext:value-type="string">
            <text:p>shotgun metagenomic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link.springer.com/article/10.1186/s13063-018-2523-9" xlink:type="simple">https://link.springer.com/article/10.1186/s13063-018-2523-9</text:a></text:p>
          </table:table-cell>
          <table:table-cell table:style-name="ce7" office:value-type="float" office:value="3689377436893770" calcext:value-type="float">
            <text:p>3,689,377,436,893,770</text:p>
          </table:table-cell>
          <table:table-cell table:style-name="ce4" office:value-type="string" calcext:value-type="string">
            <text:p><text:a xlink:href="https://doi.org/10.1186/s13063-018-2523-9,https://doi.org/10.1016/S2468-1253(23)00010-9" xlink:type="simple">https://doi.org/10.1186/s13063-018-2523-9,https://doi.org/10.1016/S2468-1253(23)00010-9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www.cell.com/cms/10.1016/j.cell.2024.10.022/attachment/54047c53-f59b-4ea4-8114-fdd3b17c1434/mmc1.xlsx" xlink:type="simple">https://www.cell.com/cms/10.1016/j.cell.2024.10.022/attachment/54047c53-f59b-4ea4-8114-fdd3b17c1434/mmc1.xlsx</text:a></text:p>
          </table:table-cell>
          <table:table-cell table:style-name="ce2" office:value-type="string" calcext:value-type="string">
            <text:p>PRJEB76667</text:p>
          </table:table-cell>
          <table:table-cell table:style-name="ce2"/>
          <table:table-cell table:style-name="ce4" office:value-type="string" calcext:value-type="string">
            <text:p><text:a xlink:href="https://www.clinicaltrialsregister.eu/ctr-search/trial/2014-001856-51/results" xlink:type="simple">https://www.clinicaltrialsregister.eu/ctr-search/trial/2014-001856-51/results</text:a></text:p>
          </table:table-cell>
          <table:table-cell table:style-name="ce4" office:value-type="string" calcext:value-type="string">
            <text:p><text:a xlink:href="https://www.clinicaltrialsregister.eu/ctr-search/rest/download/result/zip/pdf/2014-001856-51/1,https://pmc.ncbi.nlm.nih.gov/articles/instance/10172147/bin/mmc1.pdf" xlink:type="simple">https://www.clinicaltrialsregister.eu/ctr-search/rest/download/result/zip/pdf/2014-001856-51/1,https://pmc.ncbi.nlm.nih.gov/articles/instance/10172147/bin/mmc1.pdf</text:a>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JS</text:p>
          </table:table-cell>
          <table:table-cell table:style-name="ce2" office:value-type="string" calcext:value-type="string">
            <text:p>GastricBypass</text:p>
          </table:table-cell>
          <table:table-cell table:style-name="ce2" office:value-type="string" calcext:value-type="string">
            <text:p>2016-2019</text:p>
          </table:table-cell>
          <table:table-cell table:style-name="ce2" office:value-type="string" calcext:value-type="string">
            <text:p>shotgun metagenomic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13"/>
          <table:table-cell table:style-name="ce4" office:value-type="string" calcext:value-type="string">
            <text:p><text:a xlink:href="https://www.cell.com/cms/10.1016/j.cell.2024.10.022/attachment/54047c53-f59b-4ea4-8114-fdd3b17c1434/mmc1.xlsx" xlink:type="simple">https://www.cell.com/cms/10.1016/j.cell.2024.10.022/attachment/54047c53-f59b-4ea4-8114-fdd3b17c1434/mmc1.xlsx</text:a></text:p>
          </table:table-cell>
          <table:table-cell table:style-name="ce2" office:value-type="string" calcext:value-type="string">
            <text:p>PRJEB76666</text:p>
          </table:table-cell>
          <table:table-cell table:style-name="ce2" table:number-columns-repeated="3"/>
          <table:table-cell table:number-columns-repeated="1001"/>
        </table:table-row>
        <table:table-row table:style-name="ro1">
          <table:table-cell table:style-name="ce3" office:value-type="string" calcext:value-type="string">
            <text:p>JS</text:p>
          </table:table-cell>
          <table:table-cell table:style-name="ce2" office:value-type="string" calcext:value-type="string">
            <text:p>HCO</text:p>
          </table:table-cell>
          <table:table-cell table:style-name="ce2"/>
          <table:table-cell table:style-name="ce2" office:value-type="string" calcext:value-type="string">
            <text:p>shotgun metagenomic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mdpi.com/2072-6643/15/7/1590" xlink:type="simple">https://www.mdpi.com/2072-6643/15/7/1590</text:a></text:p>
          </table:table-cell>
          <table:table-cell table:style-name="ce7" office:value-type="float" office:value="3521264337049430" calcext:value-type="float">
            <text:p>3,521,264,337,049,430</text:p>
          </table:table-cell>
          <table:table-cell table:style-name="ce4" office:value-type="string" calcext:value-type="string">
            <text:p><text:a xlink:href="https://doi.org/10.3390/nu15071590,https://doi.org/10.1530/EJE-21-1221" xlink:type="simple">https://doi.org/10.3390/nu15071590,https://doi.org/10.1530/EJE-21-1221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www.cell.com/cms/10.1016/j.cell.2024.10.022/attachment/54047c53-f59b-4ea4-8114-fdd3b17c1434/mmc1.xlsx" xlink:type="simple">https://www.cell.com/cms/10.1016/j.cell.2024.10.022/attachment/54047c53-f59b-4ea4-8114-fdd3b17c1434/mmc1.xlsx</text:a></text:p>
          </table:table-cell>
          <table:table-cell table:style-name="ce2" office:value-type="string" calcext:value-type="string">
            <text:p>PRJEB81698</text:p>
          </table:table-cell>
          <table:table-cell table:style-name="ce2"/>
          <table:table-cell table:style-name="ce4" office:value-type="string" calcext:value-type="string">
            <text:p><text:a xlink:href="https://clinicaltrials.gov/study/NCT02982408" xlink:type="simple">https://clinicaltrials.gov/study/NCT02982408</text:a>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3" office:value-type="string" calcext:value-type="string">
            <text:p>JS</text:p>
          </table:table-cell>
          <table:table-cell table:style-name="ce2" office:value-type="string" calcext:value-type="string">
            <text:p>GALA-POSTBIO</text:p>
          </table:table-cell>
          <table:table-cell table:style-name="ce2" office:value-type="string" calcext:value-type="string">
            <text:p>2019-2021</text:p>
          </table:table-cell>
          <table:table-cell table:style-name="ce2" office:value-type="string" calcext:value-type="string">
            <text:p>shotgun metagenomic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clinicaltrials.gov/study/NCT03863730?tab=history&amp;a=1#sponsor-collaborators-card" xlink:type="simple">https://clinicaltrials.gov/study/NCT03863730?tab=history&amp;a=1#sponsor-collaborators-card</text:a></text:p>
          </table:table-cell>
          <table:table-cell table:style-name="ce2" table:number-columns-repeated="5"/>
          <table:table-cell table:style-name="ce4" office:value-type="string" calcext:value-type="string">
            <text:p><text:a xlink:href="https://www.cell.com/cms/10.1016/j.cell.2024.10.022/attachment/54047c53-f59b-4ea4-8114-fdd3b17c1434/mmc1.xlsx" xlink:type="simple">https://www.cell.com/cms/10.1016/j.cell.2024.10.022/attachment/54047c53-f59b-4ea4-8114-fdd3b17c1434/mmc1.xlsx</text:a></text:p>
          </table:table-cell>
          <table:table-cell table:style-name="ce2" office:value-type="string" calcext:value-type="string">
            <text:p>PRJEB76668</text:p>
          </table:table-cell>
          <table:table-cell table:style-name="ce2"/>
          <table:table-cell table:style-name="ce4" office:value-type="string" calcext:value-type="string">
            <text:p><text:a xlink:href="https://clinicaltrials.gov/study/NCT03863730" xlink:type="simple">https://clinicaltrials.gov/study/NCT03863730</text:a>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3" office:value-type="string" calcext:value-type="string">
            <text:p>JS</text:p>
          </table:table-cell>
          <table:table-cell table:style-name="ce2" office:value-type="string" calcext:value-type="string">
            <text:p>Holm et al.(HOLABEK)</text:p>
          </table:table-cell>
          <table:table-cell table:style-name="ce2" office:value-type="string" calcext:value-type="string">
            <text:p>2010-2024</text:p>
          </table:table-cell>
          <table:table-cell table:style-name="ce2" office:value-type="string" calcext:value-type="string">
            <text:p>shotgun metagenomic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tandfonline.com/doi/full/10.3109/17477166.2011.575157?scroll=top&amp;needAccess=true" xlink:type="simple">https://www.tandfonline.com/doi/full/10.3109/17477166.2011.575157?scroll=top&amp;needAccess=true</text:a></text:p>
          </table:table-cell>
          <table:table-cell table:style-name="ce2" office:value-type="float" office:value="21529264" calcext:value-type="float">
            <text:p>21529264</text:p>
          </table:table-cell>
          <table:table-cell table:style-name="ce4" office:value-type="string" calcext:value-type="string">
            <text:p><text:a xlink:href="https://doi.org/10.3109/17477166.2011.575157" xlink:type="simple">https://doi.org/10.3109/17477166.2011.575157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www.cell.com/cms/10.1016/j.cell.2024.10.022/attachment/54047c53-f59b-4ea4-8114-fdd3b17c1434/mmc1.xlsx" xlink:type="simple">https://www.cell.com/cms/10.1016/j.cell.2024.10.022/attachment/54047c53-f59b-4ea4-8114-fdd3b17c1434/mmc1.xlsx</text:a></text:p>
          </table:table-cell>
          <table:table-cell table:style-name="ce2" office:value-type="string" calcext:value-type="string">
            <text:p>PRJEB81697</text:p>
          </table:table-cell>
          <table:table-cell table:style-name="ce2"/>
          <table:table-cell table:style-name="ce4" office:value-type="string" calcext:value-type="string">
            <text:p><text:a xlink:href="https://clinicaltrials.gov/study/NCT00928473" xlink:type="simple">https://clinicaltrials.gov/study/NCT00928473</text:a>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3" office:value-type="string" calcext:value-type="string">
            <text:p>JS</text:p>
          </table:table-cell>
          <table:table-cell table:style-name="ce2" office:value-type="string" calcext:value-type="string">
            <text:p>TIPS</text:p>
          </table:table-cell>
          <table:table-cell table:style-name="ce2" office:value-type="string" calcext:value-type="string">
            <text:p>2014-2018</text:p>
          </table:table-cell>
          <table:table-cell table:style-name="ce2" office:value-type="string" calcext:value-type="string">
            <text:p>shotgun metagenomic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33659891/" xlink:type="simple">https://pubmed.ncbi.nlm.nih.gov/33659891/</text:a></text:p>
          </table:table-cell>
          <table:table-cell table:style-name="ce7" office:value-type="float" office:value="2.91059363144849E+031" calcext:value-type="float">
            <text:p>29,105,936,314,484,900,000,000,000,000,000</text:p>
          </table:table-cell>
          <table:table-cell table:style-name="ce4" office:value-type="string" calcext:value-type="string">
            <text:p><text:a xlink:href="https://doi.org/10.1111/liv.13610,https://doi.org/10.1111/liv.14230,https://doi.org/10.1016/j.jhepr.2021.100233,https://doi.org/10.1016/j.jhepr.2020.100221" xlink:type="simple">https://doi.org/10.1111/liv.13610,https://doi.org/10.1111/liv.14230,https://doi.org/10.1016/j.jhepr.2021.100233,https://doi.org/10.1016/j.jhepr.2020.100221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www.cell.com/cms/10.1016/j.cell.2024.10.022/attachment/54047c53-f59b-4ea4-8114-fdd3b17c1434/mmc1.xlsx" xlink:type="simple">https://www.cell.com/cms/10.1016/j.cell.2024.10.022/attachment/54047c53-f59b-4ea4-8114-fdd3b17c1434/mmc1.xlsx</text:a></text:p>
          </table:table-cell>
          <table:table-cell table:style-name="ce2" office:value-type="string" calcext:value-type="string">
            <text:p>PRJEB76665</text:p>
          </table:table-cell>
          <table:table-cell table:style-name="ce2"/>
          <table:table-cell table:style-name="ce4" office:value-type="string" calcext:value-type="string">
            <text:p><text:a xlink:href="https://clinicaltrials.gov/study/NCT03628807" xlink:type="simple">https://clinicaltrials.gov/study/NCT03628807</text:a></text:p>
          </table:table-cell>
          <table:table-cell table:style-name="ce4" office:value-type="string" calcext:value-type="string">
            <text:p><text:a xlink:href="https://onlinelibrary.wiley.com/action/downloadSupplement?doi=10.1111%2Fliv.13610&amp;file=liv13610-sup-0001-TableS1-S4.docx" xlink:type="simple">https://onlinelibrary.wiley.com/action/downloadSupplement?doi=10.1111%2Fliv.13610&amp;file=liv13610-sup-0001-TableS1-S4.docx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Tito et al.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nature.com/articles/s41591-024-02963-2" xlink:type="simple">https://www.nature.com/articles/s41591-024-02963-2</text:a></text:p>
          </table:table-cell>
          <table:table-cell table:style-name="ce2" office:value-type="float" office:value="38868437" calcext:value-type="float">
            <text:p>38868437</text:p>
          </table:table-cell>
          <table:table-cell table:style-name="ce4" office:value-type="string" calcext:value-type="string">
            <text:p><text:a xlink:href="https://doi.org/10.1038/s41591-024-02963-2" xlink:type="simple">https://doi.org/10.1038/s41591-024-02963-2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static-content.springer.com/esm/art%3A10.1038%2Fs41591-024-02963-2/MediaObjects/41591_2024_2963_MOESM3_ESM.xlsx" xlink:type="simple">https://static-content.springer.com/esm/art%3A10.1038%2Fs41591-024-02963-2/MediaObjects/41591_2024_2963_MOESM3_ESM.xlsx</text:a></text:p>
          </table:table-cell>
          <table:table-cell table:style-name="ce2" office:value-type="string" calcext:value-type="string">
            <text:p>EGAS00001007413,EGAS00001003296</text:p>
          </table:table-cell>
          <table:table-cell table:style-name="ce4" office:value-type="string" calcext:value-type="string">
            <text:p><text:a xlink:href="https://github.com/raeslab/QMP-Microbiome-CRC-confounders" xlink:type="simple">https://github.com/raeslab/QMP-Microbiome-CRC-confounders</text:a></text:p>
          </table:table-cell>
          <table:table-cell table:style-name="ce2"/>
          <table:table-cell table:style-name="ce2" office:value-type="string" calcext:value-type="string">
            <text:p>https://zenodo.org/records/4587955/files/silva_nr99_v138.1_wSpecies_train_set.fa.gz?download=1, https://zenodo.org/records/4587955/files/silva_species_assignment_v138.1.fa.gz?download=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Vieira-Silva et al. (MetaCardis)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nature.com/articles/s41586-020-2269-x" xlink:type="simple">https://www.nature.com/articles/s41586-020-2269-x</text:a></text:p>
          </table:table-cell>
          <table:table-cell table:style-name="ce2" office:value-type="float" office:value="32433607" calcext:value-type="float">
            <text:p>32433607</text:p>
          </table:table-cell>
          <table:table-cell table:style-name="ce4" office:value-type="string" calcext:value-type="string">
            <text:p><text:a xlink:href="https://doi.org/10.1038/s41586-020-2269-x" xlink:type="simple">https://doi.org/10.1038/s41586-020-2269-x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raeslab.org/software/BMIS/bmis.zip,https://www.cell.com/cms/10.1016/j.cell.2024.10.022/attachment/54047c53-f59b-4ea4-8114-fdd3b17c1434/mmc1.xlsx,https://static-content.springer.com/esm/art%3A10.1038%2Fs41586-020-2269-x/MediaObjects/41586_2020_2269_MOESM3_ESM.xlsx" xlink:type="simple">https://raeslab.org/software/BMIS/bmis.zip,https://www.cell.com/cms/10.1016/j.cell.2024.10.022/attachment/54047c53-f59b-4ea4-8114-fdd3b17c1434/mmc1.xlsx,https://static-content.springer.com/esm/art%3A10.1038%2Fs41586-020-2269-x/MediaObjects/41586_2020_2269_MOESM3_ESM.xlsx</text:a></text:p>
          </table:table-cell>
          <table:table-cell table:style-name="ce2" office:value-type="string" calcext:value-type="string">
            <text:p>PRJEB37249</text:p>
          </table:table-cell>
          <table:table-cell table:style-name="ce2" table:number-columns-repeated="2"/>
          <table:table-cell table:style-name="ce4" office:value-type="string" calcext:value-type="string">
            <text:p><text:a xlink:href="http://raeslab.org/software/BMIS/" xlink:type="simple">http://raeslab.org/software/BMIS/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Fromentin et al. (MetaCardis)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nature.com/articles/s41591-022-01688-4#MOESM3" xlink:type="simple">https://www.nature.com/articles/s41591-022-01688-4#MOESM3</text:a></text:p>
          </table:table-cell>
          <table:table-cell table:style-name="ce2" office:value-type="float" office:value="35177860" calcext:value-type="float">
            <text:p>35177860</text:p>
          </table:table-cell>
          <table:table-cell table:style-name="ce4" office:value-type="string" calcext:value-type="string">
            <text:p><text:a xlink:href="https://doi.org/10.1038/s41591-022-01688-4" xlink:type="simple">https://doi.org/10.1038/s41591-022-01688-4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www.cell.com/cms/10.1016/j.cell.2024.10.022/attachment/54047c53-f59b-4ea4-8114-fdd3b17c1434/mmc1.xlsx,https://static-content.springer.com/esm/art%3A10.1038%2Fs41591-022-01688-4/MediaObjects/41591_2022_1688_MOESM3_ESM.xlsx" xlink:type="simple">https://www.cell.com/cms/10.1016/j.cell.2024.10.022/attachment/54047c53-f59b-4ea4-8114-fdd3b17c1434/mmc1.xlsx,https://static-content.springer.com/esm/art%3A10.1038%2Fs41591-022-01688-4/MediaObjects/41591_2022_1688_MOESM3_ESM.xlsx</text:a></text:p>
          </table:table-cell>
          <table:table-cell table:style-name="ce2" office:value-type="string" calcext:value-type="string">
            <text:p>PRJEB37249,PRJEB38742,PRJEB41311</text:p>
          </table:table-cell>
          <table:table-cell table:style-name="ce4" office:value-type="string" calcext:value-type="string">
            <text:p><text:a xlink:href="https://github.com/TillBirkner/metadeconfoundR" xlink:type="simple">https://github.com/TillBirkner/metadeconfoundR</text:a></text:p>
          </table:table-cell>
          <table:table-cell table:style-name="ce2"/>
          <table:table-cell table:style-name="ce4" office:value-type="string" calcext:value-type="string">
            <text:p><text:a xlink:href="https://doi.org/10.5281/zenodo.5516219" xlink:type="simple">https://doi.org/10.5281/zenodo.5516219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Forslund et al. (MetaCardis)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nature.com/articles/s41586-021-04177-9" xlink:type="simple">https://www.nature.com/articles/s41586-021-04177-9</text:a></text:p>
          </table:table-cell>
          <table:table-cell table:style-name="ce2" office:value-type="float" office:value="34880489" calcext:value-type="float">
            <text:p>34880489</text:p>
          </table:table-cell>
          <table:table-cell table:style-name="ce4" office:value-type="string" calcext:value-type="string">
            <text:p><text:a xlink:href="https://doi.org/10.1038/s41586-021-04177-9" xlink:type="simple">https://doi.org/10.1038/s41586-021-04177-9</text:a></text:p>
          </table:table-cell>
          <table:table-cell table:style-name="ce2" table:number-columns-repeated="3"/>
          <table:table-cell table:style-name="ce2" office:value-type="string" calcext:value-type="string">
            <text:p>https://www.cell.com/cms/10.1016/j.cell.2024.10.022/attachment/54047c53-f59b-4ea4-8114-fdd3b17c1434/mmc1.xlsx,https://static-content.springer.com/esm/art%3A10.1038%2Fs41586-021-04177-9/MediaObjects/41586_2021_4177_MOESM3_ESM.xlsxcom/esm/art%3A10.1038%2Fs41586-021-04177-9/MediaObjects/41586_2021_4177_MOESM4_ESM.xlsx, https://static-content.springer.com/esm/art%3A10.1038%2Fs41586-021-04177-9/MediaObjects/41586_2021_4177_MOESM5_ESM.xlsx, https://static-content.springer.com/esm/art%3A10.1038%2Fs41586-021-04177-9/MediaObjects/41586_2021_4177_MOESM6_ESM.xlsx, https://static-content.springer.com/esm/art%3A10.1038%2Fs41586-021-04177-9/MediaObjects/41586_2021_4177_MOESM7_ESM.xlsx, https://static-content.springer.com/esm/art%3A10.1038%2Fs41586-021-04177-9/MediaObjects/41586_2021_4177_MOESM8_ESM.xlsx, https://static-content.springer.com/esm/art%3A10.1038%2Fs41586-021-04177-9/MediaObjects/41586_2021_4177_MOESM9_ESM.xlsx, https://static-content.springer.com/esm/art%3A10.1038%2Fs41586-021-04177-9/MediaObjects/41586_2021_4177_MOESM10_ESM.xlsx, https://static-content.springer.com/esm/art%3A10.1038%2Fs41586-021-04177-9/MediaObjects/41586_2021_4177_MOESM11_ESM.xlsx, https://static-content.springer.com/esm/art%3A10.1038%2Fs41586-021-04177-9/MediaObjects/41586_2021_4177_MOESM12_ESM.xlsx, https://static-content.springer.com/esm/art%3A10.1038%2Fs41586-021-04177-9/MediaObjects/41586_2021_4177_MOESM13_ESM.xlsx</text:p>
          </table:table-cell>
          <table:table-cell table:style-name="ce2" office:value-type="string" calcext:value-type="string">
            <text:p>PRJEB41311,PRJEB38742,PRJEB37249</text:p>
          </table:table-cell>
          <table:table-cell table:style-name="ce4" office:value-type="string" calcext:value-type="string">
            <text:p><text:a xlink:href="https://github.com/TillBirkner/metadeconfoundR" xlink:type="simple">https://github.com/TillBirkner/metadeconfoundR</text:a></text:p>
          </table:table-cell>
          <table:table-cell table:style-name="ce4" office:value-type="string" calcext:value-type="string">
            <text:p><text:a xlink:href="https://clinicaltrials.gov/study/NCT02059538" xlink:type="simple">https://clinicaltrials.gov/study/NCT02059538</text:a></text:p>
          </table:table-cell>
          <table:table-cell table:style-name="ce4" office:value-type="string" calcext:value-type="string">
            <text:p><text:a xlink:href="https://doi.org/10.5281/zenodo.4719526" xlink:type="simple">https://doi.org/10.5281/zenodo.4719526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Garcia-Martinez et al.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bmcmicrobiol.biomedcentral.com/articles/10.1186/s12866-024-03590-0" xlink:type="simple">https://bmcmicrobiol.biomedcentral.com/articles/10.1186/s12866-024-03590-0</text:a></text:p>
          </table:table-cell>
          <table:table-cell table:style-name="ce2" office:value-type="float" office:value="39462312" calcext:value-type="float">
            <text:p>39462312</text:p>
          </table:table-cell>
          <table:table-cell table:style-name="ce4" office:value-type="string" calcext:value-type="string">
            <text:p><text:a xlink:href="https://doi.org/10.1186/s12866-024-03590-0" xlink:type="simple">https://doi.org/10.1186/s12866-024-03590-0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static-content.springer.com/esm/art%3A10.1186%2Fs12866-024-03590-0/MediaObjects/12866_2024_3590_MOESM1_ESM.xlsx" xlink:type="simple">https://static-content.springer.com/esm/art%3A10.1186%2Fs12866-024-03590-0/MediaObjects/12866_2024_3590_MOESM1_ESM.xlsx</text:a></text:p>
          </table:table-cell>
          <table:table-cell table:style-name="ce2" office:value-type="string" calcext:value-type="string">
            <text:p>PRJEB67373</text:p>
          </table:table-cell>
          <table:table-cell table:style-name="ce2" table:number-columns-repeated="3"/>
          <table:table-cell table:number-columns-repeated="1001"/>
        </table:table-row>
        <table:table-row table:style-name="ro1"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Pereira et al.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string" calcext:value-type="string">
            <text:p>16s rRNA amplicon sequencing,shotgun metagenomic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nature.com/articles/s41564-024-01853-0" xlink:type="simple">https://www.nature.com/articles/s41564-024-01853-0</text:a></text:p>
          </table:table-cell>
          <table:table-cell table:style-name="ce2" office:value-type="float" office:value="39572788" calcext:value-type="float">
            <text:p>39572788</text:p>
          </table:table-cell>
          <table:table-cell table:style-name="ce4" office:value-type="string" calcext:value-type="string">
            <text:p><text:a xlink:href="https://doi.org/10.1038/s41564-024-01853-0" xlink:type="simple">https://doi.org/10.1038/s41564-024-01853-0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static-content.springer.com/esm/art%3A10.1038%2Fs41564-024-01853-0/MediaObjects/41564_2024_1853_MOESM4_ESM.xlsx" xlink:type="simple">https://static-content.springer.com/esm/art%3A10.1038%2Fs41564-024-01853-0/MediaObjects/41564_2024_1853_MOESM4_ESM.xlsx</text:a></text:p>
          </table:table-cell>
          <table:table-cell table:style-name="ce2" office:value-type="string" calcext:value-type="string">
            <text:p>PRJNA1033532</text:p>
          </table:table-cell>
          <table:table-cell table:style-name="ce4" office:value-type="string" calcext:value-type="string">
            <text:p><text:a xlink:href="https://github.com/buchenglab/The-Parkinson-s-disease-drug-entacapone-disrupts-gut-microbiome-homoeostasis-via-iron-sequestration/tree/SRS-FISH-drug" xlink:type="simple">https://github.com/buchenglab/The-Parkinson-s-disease-drug-entacapone-disrupts-gut-microbiome-homoeostasis-via-iron-sequestration/tree/SRS-FISH-drug</text:a></text:p>
          </table:table-cell>
          <table:table-cell table:style-name="ce2"/>
          <table:table-cell table:style-name="ce4" office:value-type="string" calcext:value-type="string">
            <text:p><text:a xlink:href="https://zenodo.org/records/14027024/files/buchenglab/The-Parkinson-s-disease-drug-entacapone-disrupts-gut-microbiome-homoeostasis-via-iron-sequestration-SRS-FISH-drug.zip?download=1" xlink:type="simple">https://zenodo.org/records/14027024/files/buchenglab/The-Parkinson-s-disease-drug-entacapone-disrupts-gut-microbiome-homoeostasis-via-iron-sequestration-SRS-FISH-drug.zip?download=1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Krause et al.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11509235/" xlink:type="simple">https://pmc.ncbi.nlm.nih.gov/articles/PMC11509235/</text:a></text:p>
          </table:table-cell>
          <table:table-cell table:style-name="ce2" office:value-type="float" office:value="39458307" calcext:value-type="float">
            <text:p>39458307</text:p>
          </table:table-cell>
          <table:table-cell table:style-name="ce4" office:value-type="string" calcext:value-type="string">
            <text:p><text:a xlink:href="https://doi.org/10.3390/microorganisms12101998" xlink:type="simple">https://doi.org/10.3390/microorganisms12101998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pmc.ncbi.nlm.nih.gov/articles/instance/11509235/bin/microorganisms-12-01998-s001.zip" xlink:type="simple">https://pmc.ncbi.nlm.nih.gov/articles/instance/11509235/bin/microorganisms-12-01998-s001.zip</text:a></text:p>
          </table:table-cell>
          <table:table-cell table:style-name="ce2" office:value-type="string" calcext:value-type="string">
            <text:p>PRJNA1068571</text:p>
          </table:table-cell>
          <table:table-cell table:style-name="ce2" table:number-columns-repeated="3"/>
          <table:table-cell table:number-columns-repeated="1001"/>
        </table:table-row>
        <table:table-row table:style-name="ro1">
          <table:table-cell table:style-name="ce2" office:value-type="string" calcext:value-type="string">
            <text:p>WG</text:p>
          </table:table-cell>
          <table:table-cell table:style-name="ce2" office:value-type="string" calcext:value-type="string">
            <text:p>Prochazkova et al. (Preprint)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doi.org/10.1101/2024.01.23.574598" xlink:type="simple">https://doi.org/10.1101/2024.01.23.574598</text:a></text:p>
          </table:table-cell>
          <table:table-cell table:style-name="ce2"/>
          <table:table-cell table:style-name="ce4" office:value-type="string" calcext:value-type="string">
            <text:p><text:a xlink:href="https://doi.org/10.1101/2024.01.23.574598" xlink:type="simple">https://doi.org/10.1101/2024.01.23.574598</text:a></text:p>
          </table:table-cell>
          <table:table-cell table:style-name="ce2" table:number-columns-repeated="8"/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Alessandri et al.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string" calcext:value-type="string">
            <text:p>shotgun metagenomic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11450379/" xlink:type="simple">https://pmc.ncbi.nlm.nih.gov/articles/PMC11450379/</text:a></text:p>
          </table:table-cell>
          <table:table-cell table:style-name="ce2" office:value-type="float" office:value="39364592" calcext:value-type="float">
            <text:p>39364592</text:p>
          </table:table-cell>
          <table:table-cell table:style-name="ce4" office:value-type="string" calcext:value-type="string">
            <text:p><text:a xlink:href="https://doi.org/10.1111/1751-7915.14540" xlink:type="simple">https://doi.org/10.1111/1751-7915.14540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enviromicro-journals.onlinelibrary.wiley.com/action/downloadSupplement?doi=10.1111%2F1751-7915.14540&amp;file=mbt214540-sup-0002-Tables.xlsx" xlink:type="simple">https://enviromicro-journals.onlinelibrary.wiley.com/action/downloadSupplement?doi=10.1111%2F1751-7915.14540&amp;file=mbt214540-sup-0002-Tables.xlsx</text:a></text:p>
          </table:table-cell>
          <table:table-cell table:style-name="ce2" office:value-type="string" calcext:value-type="string">
            <text:p>PRJNA1075117</text:p>
          </table:table-cell>
          <table:table-cell table:style-name="ce2" table:number-columns-repeated="3"/>
          <table:table-cell table:number-columns-repeated="1001"/>
        </table:table-row>
        <table:table-row table:style-name="ro1"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. van de Velde et al.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9723706/" xlink:type="simple">https://pmc.ncbi.nlm.nih.gov/articles/PMC9723706/</text:a></text:p>
          </table:table-cell>
          <table:table-cell table:style-name="ce2" office:value-type="float" office:value="37938658" calcext:value-type="float">
            <text:p>37938658</text:p>
          </table:table-cell>
          <table:table-cell table:style-name="ce4" office:value-type="string" calcext:value-type="string">
            <text:p><text:a xlink:href="https://doi.org/10.1038/s43705-022-00123-6" xlink:type="simple">https://doi.org/10.1038/s43705-022-00123-6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pmc.ncbi.nlm.nih.gov/articles/instance/9723706/bin/43705_2022_123_MOESM2_ESM.xlsx,https://pmc.ncbi.nlm.nih.gov/articles/instance/9723706/bin/43705_2022_123_MOESM3_ESM.xlsx,https://pmc.ncbi.nlm.nih.gov/articles/instance/9723706/bin/43705_2022_123_MOESM4_ESM.xlsx,https://pmc.ncbi.nlm.nih.gov/articles/instance/9723706/bin/43705_2022_123_MOESM5_ESM.xlsx,https://pmc.ncbi.nlm.nih.gov/articles/instance/9723706/bin/43705_2022_123_MOESM6_ESM.xlsx,https://pmc.ncbi.nlm.nih.gov/articles/instance/9723706/bin/43705_2022_123_MOESM7_ESM.xlsx,https://pmc.ncbi.nlm.nih.gov/articles/instance/9723706/bin/43705_2022_123_MOESM8_ESM.xlsx" xlink:type="simple">https://pmc.ncbi.nlm.nih.gov/articles/instance/9723706/bin/43705_2022_123_MOESM2_ESM.xlsx,https://pmc.ncbi.nlm.nih.gov/articles/instance/9723706/bin/43705_2022_123_MOESM3_ESM.xlsx,https://pmc.ncbi.nlm.nih.gov/articles/instance/9723706/bin/43705_2022_123_MOESM4_ESM.xlsx,https://pmc.ncbi.nlm.nih.gov/articles/instance/9723706/bin/43705_2022_123_MOESM5_ESM.xlsx,https://pmc.ncbi.nlm.nih.gov/articles/instance/9723706/bin/43705_2022_123_MOESM6_ESM.xlsx,https://pmc.ncbi.nlm.nih.gov/articles/instance/9723706/bin/43705_2022_123_MOESM7_ESM.xlsx,https://pmc.ncbi.nlm.nih.gov/articles/instance/9723706/bin/43705_2022_123_MOESM8_ESM.xlsx</text:a></text:p>
          </table:table-cell>
          <table:table-cell table:style-name="ce2"/>
          <table:table-cell table:style-name="ce4" office:value-type="string" calcext:value-type="string">
            <text:p><text:a xlink:href="https://github.com/Clem-Jos/CellScanner" xlink:type="simple">https://github.com/Clem-Jos/CellScanner</text:a></text:p>
          </table:table-cell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Jackson et al.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37657523/" xlink:type="simple">https://pubmed.ncbi.nlm.nih.gov/37657523/</text:a></text:p>
          </table:table-cell>
          <table:table-cell table:style-name="ce2" office:value-type="float" office:value="37657523" calcext:value-type="float">
            <text:p>37657523</text:p>
          </table:table-cell>
          <table:table-cell table:style-name="ce4" office:value-type="string" calcext:value-type="string">
            <text:p><text:a xlink:href="https://doi.org/10.1016/j.ajcnut.2023.08.016" xlink:type="simple">https://doi.org/10.1016/j.ajcnut.2023.08.016</text:a></text:p>
          </table:table-cell>
          <table:table-cell table:style-name="ce2" table:number-columns-repeated="6"/>
          <table:table-cell table:style-name="ce4" office:value-type="string" calcext:value-type="string">
            <text:p><text:a xlink:href="https://clinicaltrials.gov/study/NCT05212545" xlink:type="simple">https://clinicaltrials.gov/study/NCT05212545</text:a></text:p>
          </table:table-cell>
          <table:table-cell table:style-name="ce2" office:value-type="string" calcext:value-type="string">
            <text:p>REDCAP ACCESS REQUEST REQUIRED: https://redcap.link/data-request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WG</text:p>
          </table:table-cell>
          <table:table-cell table:style-name="ce2" office:value-type="string" calcext:value-type="string">
            <text:p>Props et al.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ncbi.nlm.nih.gov/pmc/articles/PMC5270559/" xlink:type="simple">https://www.ncbi.nlm.nih.gov/pmc/articles/PMC5270559/</text:a></text:p>
          </table:table-cell>
          <table:table-cell table:style-name="ce2" office:value-type="float" office:value="27612291" calcext:value-type="float">
            <text:p>27612291</text:p>
          </table:table-cell>
          <table:table-cell table:style-name="ce4" office:value-type="string" calcext:value-type="string">
            <text:p><text:a xlink:href="https://doi.org/10.1038/ismej.2016.117" xlink:type="simple">https://doi.org/10.1038/ismej.2016.117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pmc.ncbi.nlm.nih.gov/articles/instance/5270559/bin/ismej2016117x3.xlsx" xlink:type="simple">https://pmc.ncbi.nlm.nih.gov/articles/instance/5270559/bin/ismej2016117x3.xlsx</text:a></text:p>
          </table:table-cell>
          <table:table-cell table:style-name="ce2" office:value-type="string" calcext:value-type="string">
            <text:p>SRP066190</text:p>
          </table:table-cell>
          <table:table-cell table:style-name="ce2" table:number-columns-repeated="2"/>
          <table:table-cell table:style-name="ce4" office:value-type="string" calcext:value-type="string">
            <text:p><text:a xlink:href="https://pmc.ncbi.nlm.nih.gov/articles/instance/5270559/bin/ismej2016117x1.txt" xlink:type="simple">https://pmc.ncbi.nlm.nih.gov/articles/instance/5270559/bin/ismej2016117x1.txt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Vieira-Silva et al.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nature.com/articles/s41564-019-0483-9" xlink:type="simple">https://www.nature.com/articles/s41564-019-0483-9</text:a></text:p>
          </table:table-cell>
          <table:table-cell table:style-name="ce2" office:value-type="float" office:value="31209308" calcext:value-type="float">
            <text:p>31209308</text:p>
          </table:table-cell>
          <table:table-cell table:style-name="ce4" office:value-type="string" calcext:value-type="string">
            <text:p><text:a xlink:href="https://doi.org/10.1038/s41564-019-0483-9" xlink:type="simple">https://doi.org/10.1038/s41564-019-0483-9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raeslab.org/software/QMP2/QMP.matrix.tsv,https://static-content.springer.com/esm/art%3A10.1038%2Fs41564-019-0483-9/MediaObjects/41564_2019_483_MOESM3_ESM.xlsx" xlink:type="simple">https://raeslab.org/software/QMP2/QMP.matrix.tsv,https://static-content.springer.com/esm/art%3A10.1038%2Fs41564-019-0483-9/MediaObjects/41564_2019_483_MOESM3_ESM.xlsx</text:a></text:p>
          </table:table-cell>
          <table:table-cell table:style-name="ce2" office:value-type="string" calcext:value-type="string">
            <text:p>EGAS00001003600</text:p>
          </table:table-cell>
          <table:table-cell table:style-name="ce2" table:number-columns-repeated="2"/>
          <table:table-cell table:style-name="ce4" office:value-type="string" calcext:value-type="string">
            <text:p><text:a xlink:href="http://raeslab.org/software/QMP2/,https://github.com/raeslab/QMP/" xlink:type="simple">http://raeslab.org/software/QMP2/,https://github.com/raeslab/QMP/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Fu et al.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shotgun metagenomic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10989823/#imt277-sec-0220" xlink:type="simple">https://pmc.ncbi.nlm.nih.gov/articles/PMC10989823/#imt277-sec-0220</text:a></text:p>
          </table:table-cell>
          <table:table-cell table:style-name="ce2" office:value-type="float" office:value="38868349" calcext:value-type="float">
            <text:p>38868349</text:p>
          </table:table-cell>
          <table:table-cell table:style-name="ce4" office:value-type="string" calcext:value-type="string">
            <text:p><text:a xlink:href="https://doi.org/10.1002/imt2.77" xlink:type="simple">https://doi.org/10.1002/imt2.77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pmc.ncbi.nlm.nih.gov/articles/instance/10989823/bin/IMT2-2-e77-s002.xlsx,https://pmc.ncbi.nlm.nih.gov/articles/instance/10989823/bin/IMT2-2-e77-s001.docx" xlink:type="simple">https://pmc.ncbi.nlm.nih.gov/articles/instance/10989823/bin/IMT2-2-e77-s002.xlsx,https://pmc.ncbi.nlm.nih.gov/articles/instance/10989823/bin/IMT2-2-e77-s001.docx</text:a></text:p>
          </table:table-cell>
          <table:table-cell table:style-name="ce2" office:value-type="string" calcext:value-type="string">
            <text:p>PRJNA860773</text:p>
          </table:table-cell>
          <table:table-cell table:style-name="ce2" table:number-columns-repeated="3"/>
          <table:table-cell table:number-columns-repeated="1001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Su et al.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string" calcext:value-type="string">
            <text:p>single cell RNA sequencing,CyTOF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11139855/#Sec2" xlink:type="simple">https://pmc.ncbi.nlm.nih.gov/articles/PMC11139855/#Sec2</text:a></text:p>
          </table:table-cell>
          <table:table-cell table:style-name="ce2" office:value-type="float" office:value="38816402" calcext:value-type="float">
            <text:p>38816402</text:p>
          </table:table-cell>
          <table:table-cell table:style-name="ce4" office:value-type="string" calcext:value-type="string">
            <text:p><text:a xlink:href="https://doi.org/10.1038/s41597-024-03399-6" xlink:type="simple">https://doi.org/10.1038/s41597-024-03399-6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static-content.springer.com/esm/art%3A10.1038%2Fs41597-024-03399-6/MediaObjects/41597_2024_3399_MOESM1_ESM.docx" xlink:type="simple">https://static-content.springer.com/esm/art%3A10.1038%2Fs41597-024-03399-6/MediaObjects/41597_2024_3399_MOESM1_ESM.docx</text:a></text:p>
          </table:table-cell>
          <table:table-cell table:style-name="ce2" office:value-type="string" calcext:value-type="string">
            <text:p>GSE225431</text:p>
          </table:table-cell>
          <table:table-cell table:style-name="ce2" table:number-columns-repeated="2"/>
          <table:table-cell table:style-name="ce2" office:value-type="string" calcext:value-type="string">
            <text:p>hthttps://flowrepository.org/id/FR-FCM-Z6ZXtps://flowrepository.org/id/FR-FCM-Z6ZN,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WG</text:p>
          </table:table-cell>
          <table:table-cell table:style-name="ce2" office:value-type="string" calcext:value-type="string">
            <text:p>Oetjen et al.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single cell RNA sequencing,bulk RNA,CyTOF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insight.jci.org/articles/view/124928" xlink:type="simple">https://insight.jci.org/articles/view/124928</text:a></text:p>
          </table:table-cell>
          <table:table-cell table:style-name="ce3" office:value-type="float" office:value="30518681" calcext:value-type="float">
            <text:p>30518681</text:p>
          </table:table-cell>
          <table:table-cell table:style-name="ce4" office:value-type="string" calcext:value-type="string">
            <text:p><text:a xlink:href="https://doi.org/10.1172/jci.insight.124928." xlink:type="simple">https://doi.org/10.1172/jci.insight.124928.</text:a></text:p>
          </table:table-cell>
          <table:table-cell table:style-name="ce2" table:number-columns-repeated="4"/>
          <table:table-cell table:style-name="ce2" office:value-type="string" calcext:value-type="string">
            <text:p>GSE120221, GSE120446</text:p>
          </table:table-cell>
          <table:table-cell table:style-name="ce2" table:number-columns-repeated="2"/>
          <table:table-cell table:style-name="ce2" office:value-type="string" calcext:value-type="string">
            <text:p>FR-FCM-ZYQ9, FR-FCM-ZYQB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Xie et al.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single cell RNA sequencing</text:p>
          </table:table-cell>
          <table:table-cell table:style-name="ce2" office:value-type="string" calcext:value-type="string">
            <text:p>Flow Cytometry,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nature.com/articles/s12276-022-00749-5.pdf" xlink:type="simple">https://www.nature.com/articles/s12276-022-00749-5.pdf</text:a></text:p>
          </table:table-cell>
          <table:table-cell table:style-name="ce3" office:value-type="float" office:value="35365767" calcext:value-type="float">
            <text:p>35365767</text:p>
          </table:table-cell>
          <table:table-cell table:style-name="ce4" office:value-type="string" calcext:value-type="string">
            <text:p><text:a xlink:href="https://doi.org/10.1038/s12276-022-00749-5." xlink:type="simple">https://doi.org/10.1038/s12276-022-00749-5.</text:a></text:p>
          </table:table-cell>
          <table:table-cell table:style-name="ce2" table:number-columns-repeated="4"/>
          <table:table-cell table:style-name="ce2" office:value-type="string" calcext:value-type="string">
            <text:p>SUB10399764</text:p>
          </table:table-cell>
          <table:table-cell table:style-name="ce2" table:number-columns-repeated="3"/>
          <table:table-cell table:number-columns-repeated="1001"/>
        </table:table-row>
        <table:table-row table:style-name="ro1"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Kohshbakht et al.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string" calcext:value-type="string">
            <text:p>single cell RNA sequencing</text:p>
          </table:table-cell>
          <table:table-cell table:style-name="ce2" office:value-type="string" calcext:value-type="string">
            <text:p>Flow Cytometry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frontiersin.org/journals/immunology/articles/10.3389/fimmu.2024.1393017/full" xlink:type="simple">https://www.frontiersin.org/journals/immunology/articles/10.3389/fimmu.2024.1393017/full</text:a></text:p>
          </table:table-cell>
          <table:table-cell table:style-name="ce2" office:value-type="float" office:value="39539550" calcext:value-type="float">
            <text:p>39539550</text:p>
          </table:table-cell>
          <table:table-cell table:style-name="ce4" office:value-type="string" calcext:value-type="string">
            <text:p><text:a xlink:href="https://doi.org/10.3389/fimmu.2024.1393017" xlink:type="simple">https://doi.org/10.3389/fimmu.2024.1393017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www.frontiersin.org/api/v3/articles/1393017/file/Data_Sheet_1.DOCX/1393017_supplementary-materials_datasheets_1_docx/1,https://www.frontiersin.org/api/v3/articles/1393017/file/Data_Sheet_2.DOCX/1393017_supplementary-materials_datasheets_2_docx/1" xlink:type="simple">https://www.frontiersin.org/api/v3/articles/1393017/file/Data_Sheet_1.DOCX/1393017_supplementary-materials_datasheets_1_docx/1,https://www.frontiersin.org/api/v3/articles/1393017/file/Data_Sheet_2.DOCX/1393017_supplementary-materials_datasheets_2_docx/1</text:a></text:p>
          </table:table-cell>
          <table:table-cell table:style-name="ce2" table:number-columns-repeated="4"/>
          <table:table-cell table:number-columns-repeated="1001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Korpela et al.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16s rRNA amplicon sequencing,shotgun metagenomic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nature.com/articles/ncomms10410" xlink:type="simple">https://www.nature.com/articles/ncomms10410</text:a></text:p>
          </table:table-cell>
          <table:table-cell table:style-name="ce2" office:value-type="float" office:value="26811868" calcext:value-type="float">
            <text:p>26811868</text:p>
          </table:table-cell>
          <table:table-cell table:style-name="ce4" office:value-type="string" calcext:value-type="string">
            <text:p><text:a xlink:href="https://doi.org/10.1038/ncomms10410" xlink:type="simple">https://doi.org/10.1038/ncomms10410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static-content.springer.com/esm/art%3A10.1038%2Fncomms10410/MediaObjects/41467_2016_BFncomms10410_MOESM533_ESM.pdf" xlink:type="simple">https://static-content.springer.com/esm/art%3A10.1038%2Fncomms10410/MediaObjects/41467_2016_BFncomms10410_MOESM533_ESM.pdf</text:a></text:p>
          </table:table-cell>
          <table:table-cell table:style-name="ce2" office:value-type="string" calcext:value-type="string">
            <text:p>PRJEB11685</text:p>
          </table:table-cell>
          <table:table-cell table:style-name="ce2"/>
          <table:table-cell table:style-name="ce4" office:value-type="string" calcext:value-type="string">
            <text:p><text:a xlink:href="https://clinicaltrials.gov/study/NCT01014676" xlink:type="simple">https://clinicaltrials.gov/study/NCT01014676</text:a>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 office:value-type="string" calcext:value-type="string">
            <text:p>WG</text:p>
          </table:table-cell>
          <table:table-cell table:style-name="ce2" office:value-type="string" calcext:value-type="string">
            <text:p>Zemb et al.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ncbi.nlm.nih.gov/pmc/articles/PMC7066463/" xlink:type="simple">https://www.ncbi.nlm.nih.gov/pmc/articles/PMC7066463/</text:a></text:p>
          </table:table-cell>
          <table:table-cell table:style-name="ce2" office:value-type="float" office:value="31927795" calcext:value-type="float">
            <text:p>31927795</text:p>
          </table:table-cell>
          <table:table-cell table:style-name="ce4" office:value-type="string" calcext:value-type="string">
            <text:p><text:a xlink:href="https://doi.org/10.1002/mbo3.977" xlink:type="simple">https://doi.org/10.1002/mbo3.977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entrepot.recherche.data.gouv.fr/file.xhtml?persistentId=doi:10.15454/YWMMH4/BUEYOE&amp;version=1.0,31927795.ods" xlink:type="simple">https://entrepot.recherche.data.gouv.fr/file.xhtml?persistentId=doi:10.15454/YWMMH4/BUEYOE&amp;version=1.0,31927795.ods</text:a></text:p>
          </table:table-cell>
          <table:table-cell table:style-name="ce2" office:value-type="string" calcext:value-type="string">
            <text:p>PRJNA531076</text:p>
          </table:table-cell>
          <table:table-cell table:style-name="ce2" table:number-columns-repeated="2"/>
          <table:table-cell table:style-name="ce4" office:value-type="string" calcext:value-type="string">
            <text:p><text:a xlink:href="https://doi.org/10.15454/YWMMH4" xlink:type="simple">https://doi.org/10.15454/YWMMH4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Dreier et al.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bmcmicrobiol.biomedcentral.com/articles/10.1186/s12866-022-02451-y" xlink:type="simple">https://bmcmicrobiol.biomedcentral.com/articles/10.1186/s12866-022-02451-y</text:a></text:p>
          </table:table-cell>
          <table:table-cell table:style-name="ce2" office:value-type="float" office:value="35130830" calcext:value-type="float">
            <text:p>35130830</text:p>
          </table:table-cell>
          <table:table-cell table:style-name="ce4" office:value-type="string" calcext:value-type="string">
            <text:p><text:a xlink:href="https://doi.org/10.1186/s12866-022-02451-y" xlink:type="simple">https://doi.org/10.1186/s12866-022-02451-y</text:a></text:p>
          </table:table-cell>
          <table:table-cell table:style-name="ce2" table:number-columns-repeated="3"/>
          <table:table-cell table:style-name="ce2" office:value-type="string" calcext:value-type="string">
            <text:p>inst/extdata/35130830/htqpcr_ngs_data-main/rawdata/V18-22-21_ASV_counts_table.csv,inst/extdata/35130830/htqpcr_ngs_data-main/rawdata/V18-22-21_htqpcr_rawdata.csv,inst/extdata/35130830/htqpcr_ngs_data-main/rawdata/16S_copy_number_table.csv</text:p>
          </table:table-cell>
          <table:table-cell table:style-name="ce2" table:number-columns-repeated="4"/>
          <table:table-cell table:number-columns-repeated="1001"/>
        </table:table-row>
        <table:table-row table:style-name="ro1"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e Tomassi et al.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mdpi.com/2218-273X/13/7/1030" xlink:type="simple">https://www.mdpi.com/2218-273X/13/7/1030</text:a></text:p>
          </table:table-cell>
          <table:table-cell table:style-name="ce2" office:value-type="float" office:value="37509067" calcext:value-type="float">
            <text:p>37509067</text:p>
          </table:table-cell>
          <table:table-cell table:style-name="ce4" office:value-type="string" calcext:value-type="string">
            <text:p><text:a xlink:href="https://doi.org/10.3390/biom13071030" xlink:type="simple">https://doi.org/10.3390/biom13071030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pmc.ncbi.nlm.nih.gov/articles/instance/10377005/bin/biomolecules-13-01030-s001.zip" xlink:type="simple">https://pmc.ncbi.nlm.nih.gov/articles/instance/10377005/bin/biomolecules-13-01030-s001.zip</text:a></text:p>
          </table:table-cell>
          <table:table-cell table:style-name="ce2" office:value-type="string" calcext:value-type="string">
            <text:p>PRJEB37663</text:p>
          </table:table-cell>
          <table:table-cell table:style-name="ce2" table:number-columns-repeated="2"/>
          <table:table-cell table:style-name="ce4" office:value-type="string" calcext:value-type="string">
            <text:p><text:a xlink:href="https://www.mdpi.com/article/10.3390/biom13071030/s1" xlink:type="simple">https://www.mdpi.com/article/10.3390/biom13071030/s1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Jian et al.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31940382/" xlink:type="simple">https://pubmed.ncbi.nlm.nih.gov/31940382/</text:a></text:p>
          </table:table-cell>
          <table:table-cell table:style-name="ce2" office:value-type="float" office:value="31940382" calcext:value-type="float">
            <text:p>31940382</text:p>
          </table:table-cell>
          <table:table-cell table:style-name="ce4" office:value-type="string" calcext:value-type="string">
            <text:p><text:a xlink:href="https://doi.org/10.1371/journal.pone.0227285" xlink:type="simple">https://doi.org/10.1371/journal.pone.0227285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pmc.ncbi.nlm.nih.gov/articles/instance/6961887/bin/pone.0227285.s004.xlsx" xlink:type="simple">https://pmc.ncbi.nlm.nih.gov/articles/instance/6961887/bin/pone.0227285.s004.xlsx</text:a></text:p>
          </table:table-cell>
          <table:table-cell table:style-name="ce2" office:value-type="string" calcext:value-type="string">
            <text:p>PRJEB35994</text:p>
          </table:table-cell>
          <table:table-cell table:style-name="ce2"/>
          <table:table-cell table:style-name="ce4" office:value-type="string" calcext:value-type="string">
            <text:p><text:a xlink:href="https://clinicaltrials.gov/study/NCT02133144" xlink:type="simple">https://clinicaltrials.gov/study/NCT02133144</text:a>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 office:value-type="string" calcext:value-type="string">
            <text:p>WG</text:p>
          </table:table-cell>
          <table:table-cell table:style-name="ce2" office:value-type="string" calcext:value-type="string">
            <text:p>Chatthanathon et al.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11530527/" xlink:type="simple">https://pmc.ncbi.nlm.nih.gov/articles/PMC11530527/</text:a></text:p>
          </table:table-cell>
          <table:table-cell table:style-name="ce2" office:value-type="float" office:value="39487198" calcext:value-type="float">
            <text:p>39487198</text:p>
          </table:table-cell>
          <table:table-cell table:style-name="ce4" office:value-type="string" calcext:value-type="string">
            <text:p><text:a xlink:href="https://doi.org/10.1038/s41598-024-77672-4" xlink:type="simple">https://doi.org/10.1038/s41598-024-77672-4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static-content.springer.com/esm/art%3A10.1038%2Fs41598-024-77672-4/MediaObjects/41598_2024_77672_MOESM1_ESM.pdf" xlink:type="simple">https://static-content.springer.com/esm/art%3A10.1038%2Fs41598-024-77672-4/MediaObjects/41598_2024_77672_MOESM1_ESM.pdf</text:a></text:p>
          </table:table-cell>
          <table:table-cell table:style-name="ce2" office:value-type="string" calcext:value-type="string">
            <text:p>PRJNA1105985</text:p>
          </table:table-cell>
          <table:table-cell table:style-name="ce2" table:number-columns-repeated="3"/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Sternes et al.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39469457/" xlink:type="simple">https://pubmed.ncbi.nlm.nih.gov/39469457/</text:a></text:p>
          </table:table-cell>
          <table:table-cell table:style-name="ce2" office:value-type="float" office:value="39469457" calcext:value-type="float">
            <text:p>39469457</text:p>
          </table:table-cell>
          <table:table-cell table:style-name="ce4" office:value-type="string" calcext:value-type="string">
            <text:p><text:a xlink:href="https://doi.org/10.3389/fmicb.2024.1454910" xlink:type="simple">https://doi.org/10.3389/fmicb.2024.1454910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www.frontiersin.org/api/v3/articles/1454910/file/Table_1.XLSX/1454910_supplementary-materials_tables_1_xlsx/1,https://www.frontiersin.org/api/v3/articles/1454910/file/Data_Sheet_1.docx/1454910_supplementary-materials_datasheets_1_docx/3" xlink:type="simple">https://www.frontiersin.org/api/v3/articles/1454910/file/Table_1.XLSX/1454910_supplementary-materials_tables_1_xlsx/1,https://www.frontiersin.org/api/v3/articles/1454910/file/Data_Sheet_1.docx/1454910_supplementary-materials_datasheets_1_docx/3</text:a></text:p>
          </table:table-cell>
          <table:table-cell table:style-name="ce2" office:value-type="string" calcext:value-type="string">
            <text:p>PRJNA1120972</text:p>
          </table:table-cell>
          <table:table-cell table:style-name="ce2" table:number-columns-repeated="3"/>
          <table:table-cell table:number-columns-repeated="1001"/>
        </table:table-row>
        <table:table-row table:style-name="ro1"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Jin et al.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11443970/" xlink:type="simple">https://pmc.ncbi.nlm.nih.gov/articles/PMC11443970/</text:a></text:p>
          </table:table-cell>
          <table:table-cell table:style-name="ce2" office:value-type="float" office:value="39359400" calcext:value-type="float">
            <text:p>39359400</text:p>
          </table:table-cell>
          <table:table-cell table:style-name="ce4" office:value-type="string" calcext:value-type="string">
            <text:p><text:a xlink:href="https://doi.org/10.1093/pnasnexus/pgae419" xlink:type="simple">https://doi.org/10.1093/pnasnexus/pgae419</text:a></text:p>
          </table:table-cell>
          <table:table-cell table:style-name="ce2" table:number-columns-repeated="4"/>
          <table:table-cell table:style-name="ce2" office:value-type="string" calcext:value-type="string">
            <text:p>PRJNA747100</text:p>
          </table:table-cell>
          <table:table-cell table:style-name="ce2" office:value-type="string" calcext:value-type="string">
            <text:p>ttps://github.com/YimHCLab/SemenMicrobiome/</text:p>
          </table:table-cell>
          <table:table-cell table:style-name="ce2"/>
          <table:table-cell table:style-name="ce4" office:value-type="string" calcext:value-type="string">
            <text:p><text:a xlink:href="https://oup.silverchair-cdn.com/oup/backfile/Content_public/Journal/pnasnexus/3/10/10.1093_pnasnexus_pgae419/10/pgae419_supplementary_data.pdf?Expires=1734625261&amp;Signature=tnlC~T~ZavDNZiha~EAY2A2XDU4XWsSHEYw5j3PFoEc5x3aWLdEj8nVSRJ5il9ZktEEmpMnZIS6OfV8rjw6LKUJdJb2q16XWnikshxiEGz8rY3-Lnp38nx2BW7XBDm03dUS322VFXEaM4d56kC0ttPXO4gbUwyl~YhlHLcl85PhB7W0s47sLY-06AEB3mRBQra5PE4uwZR~YD-UnvKj7twKk8dJPN9MeR-s3xl~rvBSPN9D0~ol~MRTUW41kYvccHKzfLW5kcMHqO164JfaK8KhzcqViK1HqpQRh7lqM4qvevuDEJ5IaJDX4vilPYaSanHoRob6ODu7vEk73zqmvUQ__&amp;Key-Pair-Id=APKAIE5G5CRDK6RD3PGA" xlink:type="simple">https://oup.silverchair-cdn.com/oup/backfile/Content_public/Journal/pnasnexus/3/10/10.1093_pnasnexus_pgae419/10/pgae419_supplementary_data.pdf?Expires=1734625261&amp;Signature=tnlC~T~ZavDNZiha~EAY2A2XDU4XWsSHEYw5j3PFoEc5x3aWLdEj8nVSRJ5il9ZktEEmpMnZIS6OfV8rjw6LKUJdJb2q16XWnikshxiEGz8rY3-Lnp38nx2BW7XBDm03dUS322VFXEaM4d56kC0ttPXO4gbUwyl~YhlHLcl85PhB7W0s47sLY-06AEB3mRBQra5PE4uwZR~YD-UnvKj7twKk8dJPN9MeR-s3xl~rvBSPN9D0~ol~MRTUW41kYvccHKzfLW5kcMHqO164JfaK8KhzcqViK1HqpQRh7lqM4qvevuDEJ5IaJDX4vilPYaSanHoRob6ODu7vEk73zqmvUQ__&amp;Key-Pair-Id=APKAIE5G5CRDK6RD3PGA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Fang et al.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10989779/" xlink:type="simple">https://pmc.ncbi.nlm.nih.gov/articles/PMC10989779/</text:a></text:p>
          </table:table-cell>
          <table:table-cell table:style-name="ce2" office:value-type="float" office:value="38868437" calcext:value-type="float">
            <text:p>38868437</text:p>
          </table:table-cell>
          <table:table-cell table:style-name="ce4" office:value-type="string" calcext:value-type="string">
            <text:p><text:a xlink:href="https://doi.org/10.1002/imt2.105" xlink:type="simple">https://doi.org/10.1002/imt2.105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onlinelibrary.wiley.com/action/downloadSupplement?doi=10.1002%2Fimt2.105&amp;file=imt2105-sup-0002-Supplementary_tables.xlsx" xlink:type="simple">https://onlinelibrary.wiley.com/action/downloadSupplement?doi=10.1002%2Fimt2.105&amp;file=imt2105-sup-0002-Supplementary_tables.xlsx</text:a></text:p>
          </table:table-cell>
          <table:table-cell table:style-name="ce2" office:value-type="string" calcext:value-type="string">
            <text:p>PRJNA817429</text:p>
          </table:table-cell>
          <table:table-cell table:style-name="ce4" office:value-type="string" calcext:value-type="string">
            <text:p><text:a xlink:href="https://github.com/yuqing-feng/scripts_for_iMeta_2023_11.git" xlink:type="simple">https://github.com/yuqing-feng/scripts_for_iMeta_2023_11.git</text:a></text:p>
          </table:table-cell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WG</text:p>
          </table:table-cell>
          <table:table-cell table:style-name="ce2" office:value-type="string" calcext:value-type="string">
            <text:p>Carlini et al.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11094147/" xlink:type="simple">https://pmc.ncbi.nlm.nih.gov/articles/PMC11094147/</text:a></text:p>
          </table:table-cell>
          <table:table-cell table:style-name="ce2" office:value-type="float" office:value="38744972" calcext:value-type="float">
            <text:p>38744972</text:p>
          </table:table-cell>
          <table:table-cell table:style-name="ce4" office:value-type="string" calcext:value-type="string">
            <text:p><text:a xlink:href="https://doi.org/10.1038/s41598-024-61199-9" xlink:type="simple">https://doi.org/10.1038/s41598-024-61199-9</text:a></text:p>
          </table:table-cell>
          <table:table-cell table:style-name="ce2" table:number-columns-repeated="3"/>
          <table:table-cell table:style-name="ce2" office:value-type="string" calcext:value-type="string">
            <text:p>38744972.ods</text:p>
          </table:table-cell>
          <table:table-cell table:style-name="ce2" office:value-type="string" calcext:value-type="string">
            <text:p>PRJNA1010874</text:p>
          </table:table-cell>
          <table:table-cell table:style-name="ce2" table:number-columns-repeated="3"/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Tunsakul et al.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38650647/" xlink:type="simple">https://pubmed.ncbi.nlm.nih.gov/38650647/</text:a></text:p>
          </table:table-cell>
          <table:table-cell table:style-name="ce2" office:value-type="float" office:value="38650647" calcext:value-type="float">
            <text:p>38650647</text:p>
          </table:table-cell>
          <table:table-cell table:style-name="ce4" office:value-type="string" calcext:value-type="string">
            <text:p><text:a xlink:href="https://doi.org/10.7717/peerj.17270" xlink:type="simple">https://doi.org/10.7717/peerj.17270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dfzljdn9uc3pi.cloudfront.net/2024/17270/1/Fig_S2.jpg" xlink:type="simple">https://dfzljdn9uc3pi.cloudfront.net/2024/17270/1/Fig_S2.jpg</text:a></text:p>
          </table:table-cell>
          <table:table-cell table:style-name="ce2" office:value-type="string" calcext:value-type="string">
            <text:p>PRJNA1020208</text:p>
          </table:table-cell>
          <table:table-cell table:style-name="ce4" office:value-type="string" calcext:value-type="string">
            <text:p><text:a xlink:href="https://dfzljdn9uc3pi.cloudfront.net/2024/17270/1/New_Mother_code.docx" xlink:type="simple">https://dfzljdn9uc3pi.cloudfront.net/2024/17270/1/New_Mother_code.docx</text:a></text:p>
          </table:table-cell>
          <table:table-cell table:style-name="ce2"/>
          <table:table-cell table:style-name="ce4" office:value-type="string" calcext:value-type="string">
            <text:p><text:a xlink:href="https://dfzljdn9uc3pi.cloudfront.net/2024/17270/1/Table_S1.docx,https://dfzljdn9uc3pi.cloudfront.net/2024/17270/1/Table_S2.docx,https://dfzljdn9uc3pi.cloudfront.net/2024/17270/1/Fig_S4.jpg" xlink:type="simple">https://dfzljdn9uc3pi.cloudfront.net/2024/17270/1/Table_S1.docx,https://dfzljdn9uc3pi.cloudfront.net/2024/17270/1/Table_S2.docx,https://dfzljdn9uc3pi.cloudfront.net/2024/17270/1/Fig_S4.jpg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Kulkarni et al.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nature.com/articles/s41589-023-01462-8" xlink:type="simple">https://www.nature.com/articles/s41589-023-01462-8</text:a></text:p>
          </table:table-cell>
          <table:table-cell table:style-name="ce2" office:value-type="float" office:value="37957272" calcext:value-type="float">
            <text:p>37957272</text:p>
          </table:table-cell>
          <table:table-cell table:style-name="ce4" office:value-type="string" calcext:value-type="string">
            <text:p><text:a xlink:href="https://doi.org/10.1038/s41589-023-01462-8" xlink:type="simple">https://doi.org/10.1038/s41589-023-01462-8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static-content.springer.com/esm/art%3A10.1038%2Fs41589-023-01462-8/MediaObjects/41589_2023_1462_MOESM2_ESM.xlsx" xlink:type="simple">https://static-content.springer.com/esm/art%3A10.1038%2Fs41589-023-01462-8/MediaObjects/41589_2023_1462_MOESM2_ESM.xlsx</text:a></text:p>
          </table:table-cell>
          <table:table-cell table:style-name="ce2" office:value-type="string" calcext:value-type="string">
            <text:p>PRJNA868804</text:p>
          </table:table-cell>
          <table:table-cell table:style-name="ce2" table:number-columns-repeated="3"/>
          <table:table-cell table:number-columns-repeated="1001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Reese et al.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7993011/" xlink:type="simple">https://pmc.ncbi.nlm.nih.gov/articles/PMC7993011/</text:a></text:p>
          </table:table-cell>
          <table:table-cell table:style-name="ce2" office:value-type="float" office:value="33232664" calcext:value-type="float">
            <text:p>33232664</text:p>
          </table:table-cell>
          <table:table-cell table:style-name="ce4" office:value-type="string" calcext:value-type="string">
            <text:p><text:a xlink:href="https://doi.org/10.1016/j.cub.2020.10.075" xlink:type="simple">https://doi.org/10.1016/j.cub.2020.10.075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pmc.ncbi.nlm.nih.gov/articles/instance/7993011/bin/NIHMS1650320-supplement-5.xlsx,https://pmc.ncbi.nlm.nih.gov/articles/instance/7993011/bin/NIHMS1650320-supplement-4.xlsx,https://pmc.ncbi.nlm.nih.gov/articles/instance/7993011/bin/NIHMS1650320-supplement-3.xlsx" xlink:type="simple">https://pmc.ncbi.nlm.nih.gov/articles/instance/7993011/bin/NIHMS1650320-supplement-5.xlsx,https://pmc.ncbi.nlm.nih.gov/articles/instance/7993011/bin/NIHMS1650320-supplement-4.xlsx,https://pmc.ncbi.nlm.nih.gov/articles/instance/7993011/bin/NIHMS1650320-supplement-3.xlsx</text:a></text:p>
          </table:table-cell>
          <table:table-cell table:style-name="ce2" office:value-type="string" calcext:value-type="string">
            <text:p>PRJEB39807</text:p>
          </table:table-cell>
          <table:table-cell table:style-name="ce2" table:number-columns-repeated="3"/>
          <table:table-cell table:number-columns-repeated="1001"/>
        </table:table-row>
        <table:table-row table:style-name="ro1">
          <table:table-cell table:style-name="ce2" office:value-type="string" calcext:value-type="string">
            <text:p>WG</text:p>
          </table:table-cell>
          <table:table-cell table:style-name="ce2" office:value-type="string" calcext:value-type="string">
            <text:p>Sung et al.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shotgun metagenomic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10451198/" xlink:type="simple">https://pmc.ncbi.nlm.nih.gov/articles/PMC10451198/</text:a></text:p>
          </table:table-cell>
          <table:table-cell table:style-name="ce2" office:value-type="float" office:value="37627387" calcext:value-type="float">
            <text:p>37627387</text:p>
          </table:table-cell>
          <table:table-cell table:style-name="ce4" office:value-type="string" calcext:value-type="string">
            <text:p><text:a xlink:href="https://doi.org/10.3390/ani13162597" xlink:type="simple">https://doi.org/10.3390/ani13162597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pmc.ncbi.nlm.nih.gov/articles/instance/10451198/bin/animals-13-02597-s001.zip" xlink:type="simple">https://pmc.ncbi.nlm.nih.gov/articles/instance/10451198/bin/animals-13-02597-s001.zip</text:a></text:p>
          </table:table-cell>
          <table:table-cell table:style-name="ce2" office:value-type="string" calcext:value-type="string">
            <text:p>PRJNA975215</text:p>
          </table:table-cell>
          <table:table-cell table:style-name="ce2" table:number-columns-repeated="3"/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Epp Schmidt et al.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37563275/" xlink:type="simple">https://pubmed.ncbi.nlm.nih.gov/37563275/</text:a></text:p>
          </table:table-cell>
          <table:table-cell table:style-name="ce2" office:value-type="float" office:value="37563275" calcext:value-type="float">
            <text:p>37563275</text:p>
          </table:table-cell>
          <table:table-cell table:style-name="ce4" office:value-type="string" calcext:value-type="string">
            <text:p><text:a xlink:href="https://doi.org/10.1007/s00248-023-02273-z" xlink:type="simple">https://doi.org/10.1007/s00248-023-02273-z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github.com/Djeppschmidt/QSeq_Model/blob/main/Data/TFW_metadata.csv" xlink:type="simple">https://github.com/Djeppschmidt/QSeq_Model/blob/main/Data/TFW_metadata.csv</text:a></text:p>
          </table:table-cell>
          <table:table-cell table:style-name="ce2"/>
          <table:table-cell table:style-name="ce4" office:value-type="string" calcext:value-type="string">
            <text:p><text:a xlink:href="https://github.com/djeppschmidt/QSeq_Model" xlink:type="simple">https://github.com/djeppschmidt/QSeq_Model</text:a></text:p>
          </table:table-cell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e Tomassi et al.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37509067/" xlink:type="simple">https://pubmed.ncbi.nlm.nih.gov/37509067/</text:a></text:p>
          </table:table-cell>
          <table:table-cell table:style-name="ce2" office:value-type="float" office:value="37509067" calcext:value-type="float">
            <text:p>37509067</text:p>
          </table:table-cell>
          <table:table-cell table:style-name="ce4" office:value-type="string" calcext:value-type="string">
            <text:p><text:a xlink:href="https://doi.org/10.3390/biom13071030" xlink:type="simple">https://doi.org/10.3390/biom13071030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pmc.ncbi.nlm.nih.gov/articles/instance/10377005/bin/biomolecules-13-01030-s001.zip" xlink:type="simple">https://pmc.ncbi.nlm.nih.gov/articles/instance/10377005/bin/biomolecules-13-01030-s001.zip</text:a></text:p>
          </table:table-cell>
          <table:table-cell table:style-name="ce2" office:value-type="string" calcext:value-type="string">
            <text:p>PRJEB37663</text:p>
          </table:table-cell>
          <table:table-cell table:style-name="ce2" table:number-columns-repeated="2"/>
          <table:table-cell table:style-name="ce4" office:value-type="string" calcext:value-type="string">
            <text:p><text:a xlink:href="https://www.mdpi.com/article/10.3390/biom13071030/s1" xlink:type="simple">https://www.mdpi.com/article/10.3390/biom13071030/s1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Maghini et al.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shotgun metagenomic sequencing, shotgun metatranscriptomic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nature.com/articles/s41587-023-01754-3" xlink:type="simple">https://www.nature.com/articles/s41587-023-01754-3</text:a></text:p>
          </table:table-cell>
          <table:table-cell table:style-name="ce2" office:value-type="float" office:value="37106038" calcext:value-type="float">
            <text:p>37106038</text:p>
          </table:table-cell>
          <table:table-cell table:style-name="ce4" office:value-type="string" calcext:value-type="string">
            <text:p><text:a xlink:href="https://doi.org/10.1038/s41587-023-01754-3" xlink:type="simple">https://doi.org/10.1038/s41587-023-01754-3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static-content.springer.com/esm/art%3A10.1038%2Fs41587-023-01754-3/MediaObjects/41587_2023_1754_MOESM4_ESM.xlsx" xlink:type="simple">https://static-content.springer.com/esm/art%3A10.1038%2Fs41587-023-01754-3/MediaObjects/41587_2023_1754_MOESM4_ESM.xlsx</text:a></text:p>
          </table:table-cell>
          <table:table-cell table:style-name="ce2" office:value-type="string" calcext:value-type="string">
            <text:p>PRJNA940499</text:p>
          </table:table-cell>
          <table:table-cell table:style-name="ce4" office:value-type="string" calcext:value-type="string">
            <text:p><text:a xlink:href="https://github.com/bhattlab/bhattlab_workflows,https://github.com/bhattlab/kraken2_classification,https://github.com/bhattlab/Benchmarking,https://doi.org/10.5281/zenodo.7738262,https://github.com/alex-dahlen/Gut_Microbiome_Measurement_Bias" xlink:type="simple">https://github.com/bhattlab/bhattlab_workflows,https://github.com/bhattlab/kraken2_classification,https://github.com/bhattlab/Benchmarking,https://doi.org/10.5281/zenodo.7738262,https://github.com/alex-dahlen/Gut_Microbiome_Measurement_Bias</text:a></text:p>
          </table:table-cell>
          <table:table-cell table:style-name="ce2"/>
          <table:table-cell table:style-name="ce4" office:value-type="string" calcext:value-type="string">
            <text:p><text:a xlink:href="https://static-content.springer.com/esm/art%3A10.1038%2Fs41587-023-01754-3/MediaObjects/41587_2023_1754_MOESM3_ESM.xlsx" xlink:type="simple">https://static-content.springer.com/esm/art%3A10.1038%2Fs41587-023-01754-3/MediaObjects/41587_2023_1754_MOESM3_ESM.xlsx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WG</text:p>
          </table:table-cell>
          <table:table-cell table:style-name="ce2" office:value-type="string" calcext:value-type="string">
            <text:p>Jokela et al.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36174236/" xlink:type="simple">https://pubmed.ncbi.nlm.nih.gov/36174236/</text:a></text:p>
          </table:table-cell>
          <table:table-cell table:style-name="ce2" office:value-type="float" office:value="36174236" calcext:value-type="float">
            <text:p>36174236</text:p>
          </table:table-cell>
          <table:table-cell table:style-name="ce2" office:value-type="string" calcext:value-type="string">
            <text:p>https://doi.org/ 10.1080/19490976.2022.2095775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pmc.ncbi.nlm.nih.gov/articles/instance/9542534/bin/KGMI_A_2095775_SM1219.zip" xlink:type="simple">https://pmc.ncbi.nlm.nih.gov/articles/instance/9542534/bin/KGMI_A_2095775_SM1219.zip</text:a></text:p>
          </table:table-cell>
          <table:table-cell table:style-name="ce2" table:number-columns-repeated="2"/>
          <table:table-cell table:style-name="ce4" office:value-type="string" calcext:value-type="string">
            <text:p><text:a xlink:href="https://clinicaltrials.gov/study/NCT03996304" xlink:type="simple">https://clinicaltrials.gov/study/NCT03996304</text:a>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Krawczyk et al.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35927748/" xlink:type="simple">https://pubmed.ncbi.nlm.nih.gov/35927748/</text:a></text:p>
          </table:table-cell>
          <table:table-cell table:style-name="ce2" office:value-type="float" office:value="35927748" calcext:value-type="float">
            <text:p>35927748</text:p>
          </table:table-cell>
          <table:table-cell table:style-name="ce4" office:value-type="string" calcext:value-type="string">
            <text:p><text:a xlink:href="https://doi.org/10.1186/s40168-022-01276-1" xlink:type="simple">https://doi.org/10.1186/s40168-022-01276-1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pmc.ncbi.nlm.nih.gov/articles/instance/9351266/bin/40168_2022_1276_MOESM3_ESM.xlsx,https://pmc.ncbi.nlm.nih.gov/articles/instance/9351266/bin/40168_2022_1276_MOESM3_ESM.xlsx,https://pmc.ncbi.nlm.nih.gov/articles/instance/9351266/bin/40168_2022_1276_MOESM1_ESM.xlsx" xlink:type="simple">https://pmc.ncbi.nlm.nih.gov/articles/instance/9351266/bin/40168_2022_1276_MOESM3_ESM.xlsx,https://pmc.ncbi.nlm.nih.gov/articles/instance/9351266/bin/40168_2022_1276_MOESM3_ESM.xlsx,https://pmc.ncbi.nlm.nih.gov/articles/instance/9351266/bin/40168_2022_1276_MOESM1_ESM.xlsx</text:a></text:p>
          </table:table-cell>
          <table:table-cell table:style-name="ce2" office:value-type="string" calcext:value-type="string">
            <text:p>PRJNA813158</text:p>
          </table:table-cell>
          <table:table-cell table:style-name="ce2" table:number-columns-repeated="3"/>
          <table:table-cell table:number-columns-repeated="1001"/>
        </table:table-row>
        <table:table-row table:style-name="ro1"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Azarbad et al.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35140695/" xlink:type="simple">https://pubmed.ncbi.nlm.nih.gov/35140695/</text:a></text:p>
          </table:table-cell>
          <table:table-cell table:style-name="ce2" office:value-type="float" office:value="35140695" calcext:value-type="float">
            <text:p>35140695</text:p>
          </table:table-cell>
          <table:table-cell table:style-name="ce4" office:value-type="string" calcext:value-type="string">
            <text:p><text:a xlink:href="https://doi.org/10.3389/fmicb.2021.798023" xlink:type="simple">https://doi.org/10.3389/fmicb.2021.798023</text:a></text:p>
          </table:table-cell>
          <table:table-cell table:style-name="ce2" table:number-columns-repeated="4"/>
          <table:table-cell table:style-name="ce2" office:value-type="string" calcext:value-type="string">
            <text:p>PRJNA526458</text:p>
          </table:table-cell>
          <table:table-cell table:style-name="ce2" table:number-columns-repeated="3"/>
          <table:table-cell table:number-columns-repeated="1001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Ott et al.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q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34794510/" xlink:type="simple">https://pubmed.ncbi.nlm.nih.gov/34794510/</text:a></text:p>
          </table:table-cell>
          <table:table-cell table:style-name="ce2" office:value-type="float" office:value="34794510" calcext:value-type="float">
            <text:p>34794510</text:p>
          </table:table-cell>
          <table:table-cell table:style-name="ce4" office:value-type="string" calcext:value-type="string">
            <text:p><text:a xlink:href="https://doi.org/10.1186/s40793-021-00391-0" xlink:type="simple">https://doi.org/10.1186/s40793-021-00391-0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osf.io/download/m9buz/?view_only=90e614c2c6b64483aa503694af113789" xlink:type="simple">https://osf.io/download/m9buz/?view_only=90e614c2c6b64483aa503694af113789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pmc.ncbi.nlm.nih.gov/articles/instance/8600772/bin/40793_2021_391_MOESM1_ESM.docx" xlink:type="simple">https://pmc.ncbi.nlm.nih.gov/articles/instance/8600772/bin/40793_2021_391_MOESM1_ESM.docx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WG</text:p>
          </table:table-cell>
          <table:table-cell table:style-name="ce2" office:value-type="string" calcext:value-type="string">
            <text:p>Stammler et al.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Spike-in DNA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link.springer.com/article/10.1186/s40168-016-0175-0" xlink:type="simple">https://link.springer.com/article/10.1186/s40168-016-0175-0</text:a></text:p>
          </table:table-cell>
          <table:table-cell table:style-name="ce2" office:value-type="float" office:value="27329048" calcext:value-type="float">
            <text:p>27329048</text:p>
          </table:table-cell>
          <table:table-cell table:style-name="ce4" office:value-type="string" calcext:value-type="string">
            <text:p><text:a xlink:href="https://doi.org/10.1186/s40168-016-0175-0" xlink:type="simple">https://doi.org/10.1186/s40168-016-0175-0</text:a></text:p>
          </table:table-cell>
          <table:table-cell table:style-name="ce2" table:number-columns-repeated="3"/>
          <table:table-cell table:style-name="ce2" office:value-type="string" calcext:value-type="string">
            <text:p>https://static-content.springer.com/esm/art%3A10.1186%2Fs40168-016-0175-0/MediaObjects/40168_2016_175_MOESM1_ESM.xlsx,https://static-content.springer.com/esm/art%3A10.1186%2Fs40168-016-0175-0/MediaObjects/40168_2016_175_MOESM11_ESM.csv,https://static-content.springer.com/esm/art%3A10.1186%2Fs40168-016-0175-0/MediaObjects/40168_2016_175_MOESM12_ESM.csv,https://static-content.springer.com/esm/art%3A10.1186%2Fs40168-016-0175-0/MediaObjects/40168_2016_175_MOESM2_ESM.xlsx,https://static-content.springer.com/esm/art%3A10.1186%2Fs40168-016-0175-0/MediaObjects/40168_2016_175_MOESM3_ESM.xlsx,https://static-content.springer.com/esm/art%3A10.1186%2Fs40168-016-0175-0/MediaObjects/40168_2016_175_MOESM4_ESM.xlsx,https://static-content.springer.com/esm/art%3A10.1186%2Fs40168-016-0175-0/MediaObjects/40168_2016_175_MOESM5_ESM.fasta,https://static-content.springer.com/esm/art%3A10.1186%2Fs40168-016-0175-0/MediaObjects/40168_2016_175_MOESM6_ESM.r,https://static-content.springer.com/esm/art%3A10.1186%2Fs40168-016-0175-0/MediaObjects/40168_2016_175_MOESM7_ESM.txt,https://static-content.springer.com/esm/art%3A10.1186%2Fs40168-016-0175-0/MediaObjects/40168_2016_175_MOESM8_ESM.txt,https://static-content.springer.com/esm/art%3A10.1186%2Fs40168-016-0175-0/MediaObjects/40168_2016_175_MOESM9_ESM.txt,https://static-content.springer.com/esm/art%3A10.1186%2Fs40168-016-0175-0/MediaObjects/40168_2016_175_MOESM10_ESM.txt,</text:p>
          </table:table-cell>
          <table:table-cell table:style-name="ce2" office:value-type="string" calcext:value-type="string">
            <text:p>PRJEB11953</text:p>
          </table:table-cell>
          <table:table-cell table:style-name="ce2" table:number-columns-repeated="3"/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Rao et al.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Spike-in DNA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7990694/" xlink:type="simple">https://pmc.ncbi.nlm.nih.gov/articles/PMC7990694/</text:a></text:p>
          </table:table-cell>
          <table:table-cell table:style-name="ce2" office:value-type="float" office:value="33627867" calcext:value-type="float">
            <text:p>33627867</text:p>
          </table:table-cell>
          <table:table-cell table:style-name="ce4" office:value-type="string" calcext:value-type="string">
            <text:p><text:a xlink:href="https://doi.org/10.1038/s41586-021-03241-8" xlink:type="simple">https://doi.org/10.1038/s41586-021-03241-8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pmc.ncbi.nlm.nih.gov/articles/instance/7990694/bin/NIHMS1663491-supplement-3.docx,https://pmc.ncbi.nlm.nih.gov/articles/instance/7990694/bin/NIHMS1663491-supplement-1663491_SuppTables.xlsx,https://pmc.ncbi.nlm.nih.gov/articles/instance/7990694/bin/NIHMS1663491-supplement-SuppInfo.docx" xlink:type="simple">https://pmc.ncbi.nlm.nih.gov/articles/instance/7990694/bin/NIHMS1663491-supplement-3.docx,https://pmc.ncbi.nlm.nih.gov/articles/instance/7990694/bin/NIHMS1663491-supplement-1663491_SuppTables.xlsx,https://pmc.ncbi.nlm.nih.gov/articles/instance/7990694/bin/NIHMS1663491-supplement-SuppInfo.docx</text:a></text:p>
          </table:table-cell>
          <table:table-cell table:style-name="ce2" office:value-type="string" calcext:value-type="string">
            <text:p>PRJEB36435</text:p>
          </table:table-cell>
          <table:table-cell table:style-name="ce4" office:value-type="string" calcext:value-type="string">
            <text:p><text:a xlink:href="https://github.com/katcoyte/MK-SpikeSeq" xlink:type="simple">https://github.com/katcoyte/MK-SpikeSeq</text:a></text:p>
          </table:table-cell>
          <table:table-cell table:style-name="ce2" table:number-columns-repeated="2"/>
          <table:table-cell table:number-columns-repeated="1001"/>
        </table:table-row>
        <table:table-row table:style-name="ro1"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Tourlousse et al.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16s rRNA amplicon sequencing</text:p>
          </table:table-cell>
          <table:table-cell table:style-name="ce2" office:value-type="string" calcext:value-type="string">
            <text:p>Spike-in DNA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27980100/" xlink:type="simple">https://pubmed.ncbi.nlm.nih.gov/27980100/</text:a></text:p>
          </table:table-cell>
          <table:table-cell table:style-name="ce2" office:value-type="float" office:value="27980100" calcext:value-type="float">
            <text:p>27980100</text:p>
          </table:table-cell>
          <table:table-cell table:style-name="ce4" office:value-type="string" calcext:value-type="string">
            <text:p><text:a xlink:href="https://doi.org/10.1093/nar/gkw984" xlink:type="simple">https://doi.org/10.1093/nar/gkw984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pmc.ncbi.nlm.nih.gov/articles/instance/5389483/bin/gkw984_supplementary_data.zip" xlink:type="simple">https://pmc.ncbi.nlm.nih.gov/articles/instance/5389483/bin/gkw984_supplementary_data.zip</text:a></text:p>
          </table:table-cell>
          <table:table-cell table:style-name="ce2" office:value-type="string" calcext:value-type="string">
            <text:p>SRA434741</text:p>
          </table:table-cell>
          <table:table-cell table:style-name="ce2" table:number-columns-repeated="3"/>
          <table:table-cell table:number-columns-repeated="1001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Gifford et al.</text:p>
          </table:table-cell>
          <table:table-cell table:style-name="ce2" office:value-type="float" office:value="2010" calcext:value-type="float">
            <text:p>2010</text:p>
          </table:table-cell>
          <table:table-cell table:style-name="ce2"/>
          <table:table-cell table:style-name="ce2" office:value-type="string" calcext:value-type="string">
            <text:p>Spike-in DNA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academic.oup.com/ismej/article/5/3/461/7587984" xlink:type="simple">https://academic.oup.com/ismej/article/5/3/461/7587984</text:a></text:p>
          </table:table-cell>
          <table:table-cell table:style-name="ce2" office:value-type="float" office:value="20844569" calcext:value-type="float">
            <text:p>20844569</text:p>
          </table:table-cell>
          <table:table-cell table:style-name="ce2" table:number-columns-repeated="9"/>
          <table:table-cell table:number-columns-repeated="1001"/>
        </table:table-row>
        <table:table-row table:style-name="ro1">
          <table:table-cell table:style-name="ce2" office:value-type="string" calcext:value-type="string">
            <text:p>WG</text:p>
          </table:table-cell>
          <table:table-cell table:style-name="ce2" office:value-type="string" calcext:value-type="string">
            <text:p>Moran et al.</text:p>
          </table:table-cell>
          <table:table-cell table:style-name="ce2" office:value-type="float" office:value="2012" calcext:value-type="float">
            <text:p>2012</text:p>
          </table:table-cell>
          <table:table-cell table:style-name="ce2"/>
          <table:table-cell table:style-name="ce2" office:value-type="string" calcext:value-type="string">
            <text:p>Spike-in DNA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academic.oup.com/ismej/article/7/2/237/7590154" xlink:type="simple">https://academic.oup.com/ismej/article/7/2/237/7590154</text:a></text:p>
          </table:table-cell>
          <table:table-cell table:style-name="ce2" office:value-type="float" office:value="22931831" calcext:value-type="float">
            <text:p>22931831</text:p>
          </table:table-cell>
          <table:table-cell table:style-name="ce2" table:number-columns-repeated="9"/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Jones et al.</text:p>
          </table:table-cell>
          <table:table-cell table:style-name="ce2" office:value-type="float" office:value="2015" calcext:value-type="float">
            <text:p>2015</text:p>
          </table:table-cell>
          <table:table-cell table:style-name="ce2"/>
          <table:table-cell table:style-name="ce2" office:value-type="string" calcext:value-type="string">
            <text:p>Spike-in DNA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pnas.org/doi/abs/10.1073/pnas.1519288112" xlink:type="simple">https://www.pnas.org/doi/abs/10.1073/pnas.1519288112</text:a></text:p>
          </table:table-cell>
          <table:table-cell table:style-name="ce2" office:value-type="float" office:value="26512100" calcext:value-type="float">
            <text:p>26512100</text:p>
          </table:table-cell>
          <table:table-cell table:style-name="ce2" table:number-columns-repeated="9"/>
          <table:table-cell table:number-columns-repeated="1001"/>
        </table:table-row>
        <table:table-row table:style-name="ro1"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Zaramela et al.</text:p>
          </table:table-cell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Spike-in DNA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36317886/" xlink:type="simple">https://pubmed.ncbi.nlm.nih.gov/36317886/</text:a></text:p>
          </table:table-cell>
          <table:table-cell table:style-name="ce2" office:value-type="float" office:value="36317886" calcext:value-type="float">
            <text:p>36317886</text:p>
          </table:table-cell>
          <table:table-cell table:style-name="ce2" table:number-columns-repeated="9"/>
          <table:table-cell table:number-columns-repeated="1001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Tkacz et al.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16s rRNA amplicon sequencing,18s rRNA amplicon sequencing</text:p>
          </table:table-cell>
          <table:table-cell table:style-name="ce2" office:value-type="string" calcext:value-type="string">
            <text:p>Spike-in DNA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ubmed.ncbi.nlm.nih.gov/29921326/" xlink:type="simple">https://pubmed.ncbi.nlm.nih.gov/29921326/</text:a></text:p>
          </table:table-cell>
          <table:table-cell table:style-name="ce2" office:value-type="float" office:value="29921326" calcext:value-type="float">
            <text:p>29921326</text:p>
          </table:table-cell>
          <table:table-cell table:style-name="ce2" table:number-columns-repeated="9"/>
          <table:table-cell table:number-columns-repeated="1001"/>
        </table:table-row>
        <table:table-row table:style-name="ro1">
          <table:table-cell table:style-name="ce2" office:value-type="string" calcext:value-type="string">
            <text:p>WG</text:p>
          </table:table-cell>
          <table:table-cell table:style-name="ce2" office:value-type="string" calcext:value-type="string">
            <text:p>Sinha et al.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16s rRNA amplicon sequencing,shotgun metagenomic sequencing</text:p>
          </table:table-cell>
          <table:table-cell table:style-name="ce2" office:value-type="string" calcext:value-type="string">
            <text:p>Spike-in DNA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nature.com/articles/nbt.3981" xlink:type="simple">https://www.nature.com/articles/nbt.3981</text:a></text:p>
          </table:table-cell>
          <table:table-cell table:style-name="ce2" office:value-type="float" office:value="28967885" calcext:value-type="float">
            <text:p>28967885</text:p>
          </table:table-cell>
          <table:table-cell table:style-name="ce4" office:value-type="string" calcext:value-type="string">
            <text:p><text:a xlink:href="https://doi.org/10.1038/nbt.3981" xlink:type="simple">https://doi.org/10.1038/nbt.3981</text:a></text:p>
          </table:table-cell>
          <table:table-cell table:style-name="ce2" table:number-columns-repeated="3"/>
          <table:table-cell table:style-name="ce4" office:value-type="string" calcext:value-type="string">
            <text:p><text:a xlink:href="https://pmc.ncbi.nlm.nih.gov/articles/instance/5839636/bin/NIHMS919295-supplement-Supplementary_Dataset_1.xlsx,https://pmc.ncbi.nlm.nih.gov/articles/instance/5839636/bin/NIHMS919295-supplement-Supplementary_Dataset_2.xlsx,https://pmc.ncbi.nlm.nih.gov/articles/instance/5839636/bin/NIHMS919295-supplement-Supplementary_Dataset_3.xlsx,https://pmc.ncbi.nlm.nih.gov/articles/instance/5839636/bin/NIHMS919295-supplement-Supplementary_Dataset_4.xlsx,https://pmc.ncbi.nlm.nih.gov/articles/instance/5839636/bin/NIHMS919295-supplement-Supplementary_Dataset_5.xlsx,https://pmc.ncbi.nlm.nih.gov/articles/instance/5839636/bin/NIHMS919295-supplement-Supplementary_Dataset_6.txt,https://pmc.ncbi.nlm.nih.gov/articles/instance/5839636/bin/NIHMS919295-supplement-Supplementary_Dataset_7.tsv" xlink:type="simple">https://pmc.ncbi.nlm.nih.gov/articles/instance/5839636/bin/NIHMS919295-supplement-Supplementary_Dataset_1.xlsx,https://pmc.ncbi.nlm.nih.gov/articles/instance/5839636/bin/NIHMS919295-supplement-Supplementary_Dataset_2.xlsx,https://pmc.ncbi.nlm.nih.gov/articles/instance/5839636/bin/NIHMS919295-supplement-Supplementary_Dataset_3.xlsx,https://pmc.ncbi.nlm.nih.gov/articles/instance/5839636/bin/NIHMS919295-supplement-Supplementary_Dataset_4.xlsx,https://pmc.ncbi.nlm.nih.gov/articles/instance/5839636/bin/NIHMS919295-supplement-Supplementary_Dataset_5.xlsx,https://pmc.ncbi.nlm.nih.gov/articles/instance/5839636/bin/NIHMS919295-supplement-Supplementary_Dataset_6.txt,https://pmc.ncbi.nlm.nih.gov/articles/instance/5839636/bin/NIHMS919295-supplement-Supplementary_Dataset_7.tsv</text:a></text:p>
          </table:table-cell>
          <table:table-cell table:style-name="ce2" office:value-type="string" calcext:value-type="string">
            <text:p>SRP047083</text:p>
          </table:table-cell>
          <table:table-cell table:style-name="ce2" table:number-columns-repeated="2"/>
          <table:table-cell table:style-name="ce4" office:value-type="string" calcext:value-type="string">
            <text:p><text:a xlink:href="http://mbqc.org" xlink:type="simple">http://mbqc.org</text:a>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Kruger et al.</text:p>
          </table:table-cell>
          <table:table-cell table:style-name="ce2" office:value-type="float" office:value="2024" calcext:value-type="float">
            <text:p>2024</text:p>
          </table:table-cell>
          <table:table-cell table:style-name="ce2"/>
          <table:table-cell table:style-name="ce2" office:value-type="string" calcext:value-type="string">
            <text:p>Digital PCR (ddPCR)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11490648/" xlink:type="simple">https://pmc.ncbi.nlm.nih.gov/articles/PMC11490648/</text:a></text:p>
          </table:table-cell>
          <table:table-cell table:style-name="ce8" office:value-type="float" office:value="39427011" calcext:value-type="float">
            <text:p>39427011</text:p>
          </table:table-cell>
          <table:table-cell table:style-name="ce2" table:number-columns-repeated="9"/>
          <table:table-cell table:number-columns-repeated="1001"/>
        </table:table-row>
        <table:table-row table:style-name="ro1"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in et al.</text:p>
          </table:table-cell>
          <table:table-cell table:style-name="ce2" office:value-type="float" office:value="2024" calcext:value-type="float">
            <text:p>2024</text:p>
          </table:table-cell>
          <table:table-cell table:style-name="ce2"/>
          <table:table-cell table:style-name="ce2" office:value-type="string" calcext:value-type="string">
            <text:p>Digital PCR (ddPCR)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11462149/" xlink:type="simple">https://pmc.ncbi.nlm.nih.gov/articles/PMC11462149/</text:a></text:p>
          </table:table-cell>
          <table:table-cell table:style-name="ce9" office:value-type="float" office:value="39386005" calcext:value-type="float">
            <text:p>39386005</text:p>
          </table:table-cell>
          <table:table-cell table:style-name="ce2" table:number-columns-repeated="9"/>
          <table:table-cell table:number-columns-repeated="1001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Barlow et al.</text:p>
          </table:table-cell>
          <table:table-cell table:style-name="ce2" office:value-type="float" office:value="2020" calcext:value-type="float">
            <text:p>2020</text:p>
          </table:table-cell>
          <table:table-cell table:style-name="ce2"/>
          <table:table-cell table:style-name="ce2" office:value-type="string" calcext:value-type="string">
            <text:p>Digital PCR (ddPCR)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7244552/" xlink:type="simple">https://pmc.ncbi.nlm.nih.gov/articles/PMC7244552/</text:a></text:p>
          </table:table-cell>
          <table:table-cell table:style-name="ce10" office:value-type="float" office:value="32444602" calcext:value-type="float">
            <text:p>32444602</text:p>
          </table:table-cell>
          <table:table-cell table:style-name="ce2" table:number-columns-repeated="9"/>
          <table:table-cell table:number-columns-repeated="1001"/>
        </table:table-row>
        <table:table-row table:style-name="ro1">
          <table:table-cell table:style-name="ce2" office:value-type="string" calcext:value-type="string">
            <text:p>WG</text:p>
          </table:table-cell>
          <table:table-cell table:style-name="ce2" office:value-type="string" calcext:value-type="string">
            <text:p>Jin et al.</text:p>
          </table:table-cell>
          <table:table-cell table:style-name="ce2" office:value-type="float" office:value="2022" calcext:value-type="float">
            <text:p>2022</text:p>
          </table:table-cell>
          <table:table-cell table:style-name="ce2"/>
          <table:table-cell table:style-name="ce2" office:value-type="string" calcext:value-type="string">
            <text:p>Digital PCR (ddPCR)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8863893/" xlink:type="simple">https://pmc.ncbi.nlm.nih.gov/articles/PMC8863893/</text:a></text:p>
          </table:table-cell>
          <table:table-cell table:style-name="ce11" office:value-type="float" office:value="35194029" calcext:value-type="float">
            <text:p>35194029</text:p>
          </table:table-cell>
          <table:table-cell table:style-name="ce2" table:number-columns-repeated="9"/>
          <table:table-cell table:number-columns-repeated="1001"/>
        </table:table-row>
        <table:table-row table:style-name="ro1">
          <table:table-cell table:style-name="ce2" office:value-type="string" calcext:value-type="string">
            <text:p>MK</text:p>
          </table:table-cell>
          <table:table-cell table:style-name="ce2" office:value-type="string" calcext:value-type="string">
            <text:p>Lundberg et al.</text:p>
          </table:table-cell>
          <table:table-cell table:style-name="ce2" office:value-type="float" office:value="2021" calcext:value-type="float">
            <text:p>2021</text:p>
          </table:table-cell>
          <table:table-cell table:style-name="ce2"/>
          <table:table-cell table:style-name="ce2" office:value-type="string" calcext:value-type="string">
            <text:p>hamPCR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elifesciences.org/articles/66186" xlink:type="simple">https://elifesciences.org/articles/66186</text:a></text:p>
          </table:table-cell>
          <table:table-cell table:style-name="ce2" office:value-type="float" office:value="34292157" calcext:value-type="float">
            <text:p>34292157</text:p>
          </table:table-cell>
          <table:table-cell table:style-name="ce2" table:number-columns-repeated="9"/>
          <table:table-cell table:number-columns-repeated="1001"/>
        </table:table-row>
        <table:table-row table:style-name="ro1"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Wang et al.</text:p>
          </table:table-cell>
          <table:table-cell table:style-name="ce2" office:value-type="float" office:value="2024" calcext:value-type="float">
            <text:p>2024</text:p>
          </table:table-cell>
          <table:table-cell table:style-name="ce2"/>
          <table:table-cell table:style-name="ce2" office:value-type="string" calcext:value-type="string">
            <text:p>Nanodrop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10891064/" xlink:type="simple">https://pmc.ncbi.nlm.nih.gov/articles/PMC10891064/</text:a></text:p>
          </table:table-cell>
          <table:table-cell table:style-name="ce12" office:value-type="float" office:value="38395981" calcext:value-type="float">
            <text:p>38395981</text:p>
          </table:table-cell>
          <table:table-cell table:style-name="ce2" table:number-columns-repeated="9"/>
          <table:table-cell table:number-columns-repeated="1001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Kallastu et al.</text:p>
          </table:table-cell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string" calcext:value-type="string">
            <text:p>PCR/Flow Cytometry/Spike-in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pmc.ncbi.nlm.nih.gov/articles/PMC9860258/" xlink:type="simple">https://pmc.ncbi.nlm.nih.gov/articles/PMC9860258/</text:a></text:p>
          </table:table-cell>
          <table:table-cell table:style-name="ce13" office:value-type="float" office:value="36691592" calcext:value-type="float">
            <text:p>36691592</text:p>
          </table:table-cell>
          <table:table-cell table:style-name="ce2" table:number-columns-repeated="9"/>
          <table:table-cell table:number-columns-repeated="1001"/>
        </table:table-row>
        <table:table-row table:style-name="ro1">
          <table:table-cell table:style-name="ce2" office:value-type="string" calcext:value-type="string">
            <text:p>WG</text:p>
          </table:table-cell>
          <table:table-cell table:style-name="ce2" office:value-type="string" calcext:value-type="string">
            <text:p>Margueret et al.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RNAseq/LC-MS/MS</text:p>
          </table:table-cell>
          <table:table-cell table:style-name="ce2" office:value-type="string" calcext:value-type="string">
            <text:p>Nanostring</text:p>
          </table:table-cell>
          <table:table-cell table:style-name="ce2" table:number-columns-repeated="7"/>
          <table:table-cell table:style-name="ce4" office:value-type="string" calcext:value-type="string">
            <text:p><text:a xlink:href="https://www.cell.com/cell/fulltext/S0092-8674(12)01126-9?_returnURL=https%3A%2F%2Flinkinghub.elsevier.com%2Fretrieve%2Fpii%2FS0092867412011269%3Fshowall%3Dtrue" xlink:type="simple">https://www.cell.com/cell/fulltext/S0092-8674(12)01126-9?_returnURL=https%3A%2F%2Flinkinghub.elsevier.com%2Fretrieve%2Fpii%2FS0092867412011269%3Fshowall%3Dtrue</text:a></text:p>
          </table:table-cell>
          <table:table-cell table:style-name="ce2" office:value-type="float" office:value="23101633" calcext:value-type="float">
            <text:p>23101633</text:p>
          </table:table-cell>
          <table:table-cell table:style-name="ce4" office:value-type="string" calcext:value-type="string">
            <text:p><text:a xlink:href="https://doi.org/10.1016/j.cell.2012.09.019" xlink:type="simple">https://doi.org/10.1016/j.cell.2012.09.019</text:a></text:p>
          </table:table-cell>
          <table:table-cell table:style-name="ce2" table:number-columns-repeated="3"/>
          <table:table-cell table:style-name="ce2" office:value-type="string" calcext:value-type="string">
            <text:p>23101633.ods</text:p>
          </table:table-cell>
          <table:table-cell table:style-name="ce2" office:value-type="string" calcext:value-type="string">
            <text:p>MTAB-1154,E-TABM-1075</text:p>
          </table:table-cell>
          <table:table-cell table:style-name="ce2" table:number-columns-repeated="2"/>
          <table:table-cell table:style-name="ce4" office:value-type="string" calcext:value-type="string">
            <text:p><text:a xlink:href="http://proteomecommons.org" xlink:type="simple">ProteomeCommons.org</text:a></text:p>
          </table:table-cell>
          <table:table-cell table:number-columns-repeated="1001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dictionary" table:style-name="ta2"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4" office:value-type="string" calcext:value-type="string">
            <text:p>Column</text:p>
          </table:table-cell>
          <table:table-cell table:style-name="ce18" office:value-type="string" calcext:value-type="string">
            <text:p>Definition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student</text:p>
          </table:table-cell>
          <table:table-cell table:style-name="ce17" office:value-type="string" calcext:value-type="string">
            <text:p>Student responsible for checking study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author</text:p>
          </table:table-cell>
          <table:table-cell table:style-name="ce17" office:value-type="string" calcext:value-type="string">
            <text:p>First author of the study (et al.) or the name of the data cohort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year</text:p>
          </table:table-cell>
          <table:table-cell table:style-name="ce17" office:value-type="string" calcext:value-type="string">
            <text:p>year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sequencingtype</text:p>
          </table:table-cell>
          <table:table-cell table:style-name="ce19" office:value-type="string" calcext:value-type="string">
            <text:p>16s rRNA amplicon sequencing,shotgun metagenomic sequencing,CyTOF,single cell RNA sequencing,LC-MS/MS,18s rRNA amplicon sequencing, etc.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quantificationmethod</text:p>
          </table:table-cell>
          <table:table-cell table:style-name="ce17" office:value-type="string" calcext:value-type="string">
            <text:p>Flow Cytometry,qPCR,hamPCR,ddPCR,Spike-in DNA, etc.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notes</text:p>
          </table:table-cell>
          <table:table-cell table:style-name="ce17" office:value-type="string" calcext:value-type="string">
            <text:p>Detailed description of the study in one line that summarizes useful characteristics of the study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host</text:p>
          </table:table-cell>
          <table:table-cell table:style-name="ce17" office:value-type="string" calcext:value-type="string">
            <text:p>human, plant,mouse,etc.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sampletype</text:p>
          </table:table-cell>
          <table:table-cell table:style-name="ce17" office:value-type="string" calcext:value-type="string">
            <text:p>fecal,vaginal mucosa,oral,urine,biopsy,etc.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numbersubject</text:p>
          </table:table-cell>
          <table:table-cell table:style-name="ce17" office:value-type="string" calcext:value-type="string">
            <text:p>N total subjects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numbersamples</text:p>
          </table:table-cell>
          <table:table-cell table:style-name="ce17" office:value-type="string" calcext:value-type="string">
            <text:p>N total samples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condition</text:p>
          </table:table-cell>
          <table:table-cell table:style-name="ce17" office:value-type="string" calcext:value-type="string">
            <text:p>If there is a condition compared in the study list Y, if not list N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disease</text:p>
          </table:table-cell>
          <table:table-cell table:style-name="ce17" office:value-type="string" calcext:value-type="string">
            <text:p>IF condition == Y then list condition, otherwise leave blank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studylink</text:p>
          </table:table-cell>
          <table:table-cell table:style-name="ce17" office:value-type="string" calcext:value-type="string">
            <text:p>copy paste study link url aka link to paper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pmid</text:p>
          </table:table-cell>
          <table:table-cell table:style-name="ce17" office:value-type="string" calcext:value-type="string">
            <text:p>pubmed ID found on pubmed for the paper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doi</text:p>
          </table:table-cell>
          <table:table-cell table:style-name="ce17" office:value-type="string" calcext:value-type="string">
            <text:p>DOI for the paper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datalinks</text:p>
          </table:table-cell>
          <table:table-cell table:style-name="ce17" office:value-type="string" calcext:value-type="string">
            <text:p>any of the supplemental download links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accession</text:p>
          </table:table-cell>
          <table:table-cell table:style-name="ce17" office:value-type="string" calcext:value-type="string">
            <text:p>sequencing data accession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github</text:p>
          </table:table-cell>
          <table:table-cell table:style-name="ce17" office:value-type="string" calcext:value-type="string">
            <text:p>github url link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clinicaltrial</text:p>
          </table:table-cell>
          <table:table-cell table:style-name="ce17" office:value-type="string" calcext:value-type="string">
            <text:p>Is this study a clinical trial? If so list url to the clinical trial (ID found in paper)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other</text:p>
          </table:table-cell>
          <table:table-cell table:style-name="ce17" office:value-type="string" calcext:value-type="string">
            <text:p>Any additional pertinent information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caledata_included</text:p>
          </table:table-cell>
          <table:table-cell table:style-name="ce17" office:value-type="string" calcext:value-type="string">
            <text:p>Y or N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metadata_included</text:p>
          </table:table-cell>
          <table:table-cell table:style-name="ce17" office:value-type="string" calcext:value-type="string">
            <text:p>Y or N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ounttable_icluded</text:p>
          </table:table-cell>
          <table:table-cell table:style-name="ce17" office:value-type="string" calcext:value-type="string">
            <text:p>Y or N</text:p>
          </table:table-cell>
          <table:table-cell table:number-columns-repeated="1022"/>
        </table:table-row>
        <table:table-row table:style-name="ro1" table:number-rows-repeated="5">
          <table:table-cell table:style-name="ce17" table:number-columns-repeated="2"/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udies" style:display-name="PageStyle_stud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dictionary" style:display-name="PageStyle_datadi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41" meta:object-count="0"/>
    <meta:generator>LibreOfficeDev/6.0.5.2$Linux_X86_64 LibreOffice_project/</meta:generator>
  </office:meta>
</office:document-meta>
</file>